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0.972in"/>
    </style:style>
    <style:style style:name="co4" style:family="table-column">
      <style:table-column-properties fo:break-before="auto" style:column-width="1.256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style="italic" fo:font-weight="bold"/>
    </style:style>
    <style:style style:name="ce2" style:family="table-cell" style:parent-style-name="Default" style:data-style-name="N107"/>
    <style:style style:name="ce3" style:family="table-cell" style:parent-style-name="Default" style:data-style-name="N11">
      <style:table-cell-properties fo:background-color="#23ff23"/>
      <style:text-properties fo:font-size="12pt" fo:font-style="italic" fo:font-weight="bold"/>
    </style:style>
    <style:style style:name="ce4" style:family="table-cell" style:parent-style-name="Default" style:data-style-name="N11">
      <style:text-properties fo:font-size="12pt" fo:font-style="italic" fo:font-weight="bold"/>
    </style:style>
  </office:automatic-styles>
  <office:body>
    <office:spreadsheet>
      <table:table table:name="80 yea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Rm-Rf</text:p>
          </table:table-cell>
          <table:table-cell office:value-type="string">
            <text:p>Multiplier</text:p>
          </table:table-cell>
          <table:table-cell office:value-type="string">
            <text:p>SMB</text:p>
          </table:table-cell>
          <table:table-cell office:value-type="string">
            <text:p>Multiplier</text:p>
          </table:table-cell>
          <table:table-cell office:value-type="string">
            <text:p>HML</text:p>
          </table:table-cell>
          <table:table-cell office:value-type="string">
            <text:p>Multiplier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30.85">
            <text:p>30.85</text:p>
          </table:table-cell>
          <table:table-cell table:formula="oooc:=([.B2]+100)/100" office:value-type="float" office:value="1.3085">
            <text:p>1.31</text:p>
          </table:table-cell>
          <table:table-cell office:value-type="float" office:value="-2.88">
            <text:p>-2.88</text:p>
          </table:table-cell>
          <table:table-cell table:formula="oooc:=([.D2]+100)/100" office:value-type="float" office:value="0.9712">
            <text:p>0.97</text:p>
          </table:table-cell>
          <table:table-cell office:value-type="float" office:value="-5.53">
            <text:p>-5.53</text:p>
          </table:table-cell>
          <table:table-cell table:formula="oooc:=([.F2]+100)/100" office:value-type="float" office:value="0.9447">
            <text:p>0.94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34.88">
            <text:p>34.88</text:p>
          </table:table-cell>
          <table:table-cell table:formula="oooc:=([.B3]+100)/100" office:value-type="float" office:value="1.3488">
            <text:p>1.35</text:p>
          </table:table-cell>
          <table:table-cell office:value-type="float" office:value="3.97">
            <text:p>3.97</text:p>
          </table:table-cell>
          <table:table-cell table:formula="oooc:=([.D3]+100)/100" office:value-type="float" office:value="1.0397">
            <text:p>1.04</text:p>
          </table:table-cell>
          <table:table-cell office:value-type="float" office:value="-9.16">
            <text:p>-9.16</text:p>
          </table:table-cell>
          <table:table-cell table:formula="oooc:=([.F3]+100)/100" office:value-type="float" office:value="0.9084">
            <text:p>0.91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-17.9">
            <text:p>-17.9</text:p>
          </table:table-cell>
          <table:table-cell table:formula="oooc:=([.B4]+100)/100" office:value-type="float" office:value="0.821">
            <text:p>0.82</text:p>
          </table:table-cell>
          <table:table-cell office:value-type="float" office:value="-28.68">
            <text:p>-28.68</text:p>
          </table:table-cell>
          <table:table-cell table:formula="oooc:=([.D4]+100)/100" office:value-type="float" office:value="0.7132">
            <text:p>0.71</text:p>
          </table:table-cell>
          <table:table-cell office:value-type="float" office:value="12.8">
            <text:p>12.8</text:p>
          </table:table-cell>
          <table:table-cell table:formula="oooc:=([.F4]+100)/100" office:value-type="float" office:value="1.128">
            <text:p>1.13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-30.77">
            <text:p>-30.77</text:p>
          </table:table-cell>
          <table:table-cell table:formula="oooc:=([.B5]+100)/100" office:value-type="float" office:value="0.6923">
            <text:p>0.69</text:p>
          </table:table-cell>
          <table:table-cell office:value-type="float" office:value="-4.84">
            <text:p>-4.84</text:p>
          </table:table-cell>
          <table:table-cell table:formula="oooc:=([.D5]+100)/100" office:value-type="float" office:value="0.9516">
            <text:p>0.95</text:p>
          </table:table-cell>
          <table:table-cell office:value-type="float" office:value="-13.63">
            <text:p>-13.63</text:p>
          </table:table-cell>
          <table:table-cell table:formula="oooc:=([.F5]+100)/100" office:value-type="float" office:value="0.8637">
            <text:p>0.86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-44.8">
            <text:p>-44.8</text:p>
          </table:table-cell>
          <table:table-cell table:formula="oooc:=([.B6]+100)/100" office:value-type="float" office:value="0.552">
            <text:p>0.55</text:p>
          </table:table-cell>
          <table:table-cell office:value-type="float" office:value="4.45">
            <text:p>4.45</text:p>
          </table:table-cell>
          <table:table-cell table:formula="oooc:=([.D6]+100)/100" office:value-type="float" office:value="1.0445">
            <text:p>1.04</text:p>
          </table:table-cell>
          <table:table-cell office:value-type="float" office:value="-15.22">
            <text:p>-15.22</text:p>
          </table:table-cell>
          <table:table-cell table:formula="oooc:=([.F6]+100)/100" office:value-type="float" office:value="0.8478">
            <text:p>0.85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-9.45">
            <text:p>-9.45</text:p>
          </table:table-cell>
          <table:table-cell table:formula="oooc:=([.B7]+100)/100" office:value-type="float" office:value="0.9055">
            <text:p>0.91</text:p>
          </table:table-cell>
          <table:table-cell office:value-type="float" office:value="4.21">
            <text:p>4.21</text:p>
          </table:table-cell>
          <table:table-cell table:formula="oooc:=([.D7]+100)/100" office:value-type="float" office:value="1.0421">
            <text:p>1.04</text:p>
          </table:table-cell>
          <table:table-cell office:value-type="float" office:value="5.64">
            <text:p>5.64</text:p>
          </table:table-cell>
          <table:table-cell table:formula="oooc:=([.F7]+100)/100" office:value-type="float" office:value="1.0564">
            <text:p>1.06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56.08">
            <text:p>56.08</text:p>
          </table:table-cell>
          <table:table-cell table:formula="oooc:=([.B8]+100)/100" office:value-type="float" office:value="1.5608">
            <text:p>1.56</text:p>
          </table:table-cell>
          <table:table-cell office:value-type="float" office:value="50.72">
            <text:p>50.72</text:p>
          </table:table-cell>
          <table:table-cell table:formula="oooc:=([.D8]+100)/100" office:value-type="float" office:value="1.5072">
            <text:p>1.51</text:p>
          </table:table-cell>
          <table:table-cell office:value-type="float" office:value="15.77">
            <text:p>15.77</text:p>
          </table:table-cell>
          <table:table-cell table:formula="oooc:=([.F8]+100)/100" office:value-type="float" office:value="1.1577">
            <text:p>1.16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4.42">
            <text:p>4.42</text:p>
          </table:table-cell>
          <table:table-cell table:formula="oooc:=([.B9]+100)/100" office:value-type="float" office:value="1.0442">
            <text:p>1.04</text:p>
          </table:table-cell>
          <table:table-cell office:value-type="float" office:value="25.45">
            <text:p>25.45</text:p>
          </table:table-cell>
          <table:table-cell table:formula="oooc:=([.D9]+100)/100" office:value-type="float" office:value="1.2545">
            <text:p>1.25</text:p>
          </table:table-cell>
          <table:table-cell office:value-type="float" office:value="-29.97">
            <text:p>-29.97</text:p>
          </table:table-cell>
          <table:table-cell table:formula="oooc:=([.F9]+100)/100" office:value-type="float" office:value="0.7003">
            <text:p>0.7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44.35">
            <text:p>44.35</text:p>
          </table:table-cell>
          <table:table-cell table:formula="oooc:=([.B10]+100)/100" office:value-type="float" office:value="1.4435">
            <text:p>1.44</text:p>
          </table:table-cell>
          <table:table-cell office:value-type="float" office:value="12.56">
            <text:p>12.56</text:p>
          </table:table-cell>
          <table:table-cell table:formula="oooc:=([.D10]+100)/100" office:value-type="float" office:value="1.1256">
            <text:p>1.13</text:p>
          </table:table-cell>
          <table:table-cell office:value-type="float" office:value="6.88">
            <text:p>6.88</text:p>
          </table:table-cell>
          <table:table-cell table:formula="oooc:=([.F10]+100)/100" office:value-type="float" office:value="1.0688">
            <text:p>1.0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32.44">
            <text:p>32.44</text:p>
          </table:table-cell>
          <table:table-cell table:formula="oooc:=([.B11]+100)/100" office:value-type="float" office:value="1.3244">
            <text:p>1.32</text:p>
          </table:table-cell>
          <table:table-cell office:value-type="float" office:value="15.46">
            <text:p>15.46</text:p>
          </table:table-cell>
          <table:table-cell table:formula="oooc:=([.D11]+100)/100" office:value-type="float" office:value="1.1546">
            <text:p>1.15</text:p>
          </table:table-cell>
          <table:table-cell office:value-type="float" office:value="28.87">
            <text:p>28.87</text:p>
          </table:table-cell>
          <table:table-cell table:formula="oooc:=([.F11]+100)/100" office:value-type="float" office:value="1.2887">
            <text:p>1.29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-34.83">
            <text:p>-34.83</text:p>
          </table:table-cell>
          <table:table-cell table:formula="oooc:=([.B12]+100)/100" office:value-type="float" office:value="0.6517">
            <text:p>0.65</text:p>
          </table:table-cell>
          <table:table-cell office:value-type="float" office:value="-13.92">
            <text:p>-13.92</text:p>
          </table:table-cell>
          <table:table-cell table:formula="oooc:=([.D12]+100)/100" office:value-type="float" office:value="0.8608">
            <text:p>0.86</text:p>
          </table:table-cell>
          <table:table-cell office:value-type="float" office:value="-4.89">
            <text:p>-4.89</text:p>
          </table:table-cell>
          <table:table-cell table:formula="oooc:=([.F12]+100)/100" office:value-type="float" office:value="0.9511">
            <text:p>0.95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27.95">
            <text:p>27.95</text:p>
          </table:table-cell>
          <table:table-cell table:formula="oooc:=([.B13]+100)/100" office:value-type="float" office:value="1.2795">
            <text:p>1.28</text:p>
          </table:table-cell>
          <table:table-cell office:value-type="float" office:value="11.66">
            <text:p>11.66</text:p>
          </table:table-cell>
          <table:table-cell table:formula="oooc:=([.D13]+100)/100" office:value-type="float" office:value="1.1166">
            <text:p>1.12</text:p>
          </table:table-cell>
          <table:table-cell office:value-type="float" office:value="-12.8">
            <text:p>-12.8</text:p>
          </table:table-cell>
          <table:table-cell table:formula="oooc:=([.F13]+100)/100" office:value-type="float" office:value="0.872">
            <text:p>0.87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2.95">
            <text:p>2.95</text:p>
          </table:table-cell>
          <table:table-cell table:formula="oooc:=([.B14]+100)/100" office:value-type="float" office:value="1.0295">
            <text:p>1.03</text:p>
          </table:table-cell>
          <table:table-cell office:value-type="float" office:value="5.28">
            <text:p>5.28</text:p>
          </table:table-cell>
          <table:table-cell table:formula="oooc:=([.D14]+100)/100" office:value-type="float" office:value="1.0528">
            <text:p>1.05</text:p>
          </table:table-cell>
          <table:table-cell office:value-type="float" office:value="-17.25">
            <text:p>-17.25</text:p>
          </table:table-cell>
          <table:table-cell table:formula="oooc:=([.F14]+100)/100" office:value-type="float" office:value="0.8275">
            <text:p>0.83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-6.93">
            <text:p>-6.93</text:p>
          </table:table-cell>
          <table:table-cell table:formula="oooc:=([.B15]+100)/100" office:value-type="float" office:value="0.9307">
            <text:p>0.93</text:p>
          </table:table-cell>
          <table:table-cell office:value-type="float" office:value="1.38">
            <text:p>1.38</text:p>
          </table:table-cell>
          <table:table-cell table:formula="oooc:=([.D15]+100)/100" office:value-type="float" office:value="1.0138">
            <text:p>1.01</text:p>
          </table:table-cell>
          <table:table-cell office:value-type="float" office:value="-1.61">
            <text:p>-1.61</text:p>
          </table:table-cell>
          <table:table-cell table:formula="oooc:=([.F15]+100)/100" office:value-type="float" office:value="0.9839">
            <text:p>0.98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-10.14">
            <text:p>-10.14</text:p>
          </table:table-cell>
          <table:table-cell table:formula="oooc:=([.B16]+100)/100" office:value-type="float" office:value="0.8986">
            <text:p>0.9</text:p>
          </table:table-cell>
          <table:table-cell office:value-type="float" office:value="-4.95">
            <text:p>-4.95</text:p>
          </table:table-cell>
          <table:table-cell table:formula="oooc:=([.D16]+100)/100" office:value-type="float" office:value="0.9505">
            <text:p>0.95</text:p>
          </table:table-cell>
          <table:table-cell office:value-type="float" office:value="12.16">
            <text:p>12.16</text:p>
          </table:table-cell>
          <table:table-cell table:formula="oooc:=([.F16]+100)/100" office:value-type="float" office:value="1.1216">
            <text:p>1.12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15.75">
            <text:p>15.75</text:p>
          </table:table-cell>
          <table:table-cell table:formula="oooc:=([.B17]+100)/100" office:value-type="float" office:value="1.1575">
            <text:p>1.16</text:p>
          </table:table-cell>
          <table:table-cell office:value-type="float" office:value="5.54">
            <text:p>5.54</text:p>
          </table:table-cell>
          <table:table-cell table:formula="oooc:=([.D17]+100)/100" office:value-type="float" office:value="1.0554">
            <text:p>1.06</text:p>
          </table:table-cell>
          <table:table-cell office:value-type="float" office:value="19.39">
            <text:p>19.39</text:p>
          </table:table-cell>
          <table:table-cell table:formula="oooc:=([.F17]+100)/100" office:value-type="float" office:value="1.1939">
            <text:p>1.19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28.23">
            <text:p>28.23</text:p>
          </table:table-cell>
          <table:table-cell table:formula="oooc:=([.B18]+100)/100" office:value-type="float" office:value="1.2823">
            <text:p>1.28</text:p>
          </table:table-cell>
          <table:table-cell office:value-type="float" office:value="30.65">
            <text:p>30.65</text:p>
          </table:table-cell>
          <table:table-cell table:formula="oooc:=([.D18]+100)/100" office:value-type="float" office:value="1.3065">
            <text:p>1.31</text:p>
          </table:table-cell>
          <table:table-cell office:value-type="float" office:value="34.36">
            <text:p>34.36</text:p>
          </table:table-cell>
          <table:table-cell table:formula="oooc:=([.F18]+100)/100" office:value-type="float" office:value="1.3436">
            <text:p>1.34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21.12">
            <text:p>21.12</text:p>
          </table:table-cell>
          <table:table-cell table:formula="oooc:=([.B19]+100)/100" office:value-type="float" office:value="1.2112">
            <text:p>1.21</text:p>
          </table:table-cell>
          <table:table-cell office:value-type="float" office:value="16.9">
            <text:p>16.9</text:p>
          </table:table-cell>
          <table:table-cell table:formula="oooc:=([.D19]+100)/100" office:value-type="float" office:value="1.169">
            <text:p>1.17</text:p>
          </table:table-cell>
          <table:table-cell office:value-type="float" office:value="17.17">
            <text:p>17.17</text:p>
          </table:table-cell>
          <table:table-cell table:formula="oooc:=([.F19]+100)/100" office:value-type="float" office:value="1.1717">
            <text:p>1.17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37.72">
            <text:p>37.72</text:p>
          </table:table-cell>
          <table:table-cell table:formula="oooc:=([.B20]+100)/100" office:value-type="float" office:value="1.3772">
            <text:p>1.38</text:p>
          </table:table-cell>
          <table:table-cell office:value-type="float" office:value="26.25">
            <text:p>26.25</text:p>
          </table:table-cell>
          <table:table-cell table:formula="oooc:=([.D20]+100)/100" office:value-type="float" office:value="1.2625">
            <text:p>1.26</text:p>
          </table:table-cell>
          <table:table-cell office:value-type="float" office:value="13.72">
            <text:p>13.72</text:p>
          </table:table-cell>
          <table:table-cell table:formula="oooc:=([.F20]+100)/100" office:value-type="float" office:value="1.1372">
            <text:p>1.14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-6.08">
            <text:p>-6.08</text:p>
          </table:table-cell>
          <table:table-cell table:formula="oooc:=([.B21]+100)/100" office:value-type="float" office:value="0.9392">
            <text:p>0.94</text:p>
          </table:table-cell>
          <table:table-cell office:value-type="float" office:value="-4.01">
            <text:p>-4.01</text:p>
          </table:table-cell>
          <table:table-cell table:formula="oooc:=([.D21]+100)/100" office:value-type="float" office:value="0.9599">
            <text:p>0.96</text:p>
          </table:table-cell>
          <table:table-cell office:value-type="float" office:value="2.52">
            <text:p>2.52</text:p>
          </table:table-cell>
          <table:table-cell table:formula="oooc:=([.F21]+100)/100" office:value-type="float" office:value="1.0252">
            <text:p>1.03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3.22">
            <text:p>3.22</text:p>
          </table:table-cell>
          <table:table-cell table:formula="oooc:=([.B22]+100)/100" office:value-type="float" office:value="1.0322">
            <text:p>1.03</text:p>
          </table:table-cell>
          <table:table-cell office:value-type="float" office:value="-7.51">
            <text:p>-7.51</text:p>
          </table:table-cell>
          <table:table-cell table:formula="oooc:=([.D22]+100)/100" office:value-type="float" office:value="0.9249">
            <text:p>0.92</text:p>
          </table:table-cell>
          <table:table-cell office:value-type="float" office:value="9.14">
            <text:p>9.14</text:p>
          </table:table-cell>
          <table:table-cell table:formula="oooc:=([.F22]+100)/100" office:value-type="float" office:value="1.0914">
            <text:p>1.09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.33">
            <text:p>1.33</text:p>
          </table:table-cell>
          <table:table-cell table:formula="oooc:=([.B23]+100)/100" office:value-type="float" office:value="1.0133">
            <text:p>1.01</text:p>
          </table:table-cell>
          <table:table-cell office:value-type="float" office:value="-8.97">
            <text:p>-8.97</text:p>
          </table:table-cell>
          <table:table-cell table:formula="oooc:=([.D23]+100)/100" office:value-type="float" office:value="0.9103">
            <text:p>0.91</text:p>
          </table:table-cell>
          <table:table-cell office:value-type="float" office:value="3.3">
            <text:p>3.3</text:p>
          </table:table-cell>
          <table:table-cell table:formula="oooc:=([.F23]+100)/100" office:value-type="float" office:value="1.033">
            <text:p>1.03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9.23">
            <text:p>19.23</text:p>
          </table:table-cell>
          <table:table-cell table:formula="oooc:=([.B24]+100)/100" office:value-type="float" office:value="1.1923">
            <text:p>1.19</text:p>
          </table:table-cell>
          <table:table-cell office:value-type="float" office:value="3.17">
            <text:p>3.17</text:p>
          </table:table-cell>
          <table:table-cell table:formula="oooc:=([.D24]+100)/100" office:value-type="float" office:value="1.0317">
            <text:p>1.03</text:p>
          </table:table-cell>
          <table:table-cell office:value-type="float" office:value="-3.54">
            <text:p>-3.54</text:p>
          </table:table-cell>
          <table:table-cell table:formula="oooc:=([.F24]+100)/100" office:value-type="float" office:value="0.9646">
            <text:p>0.96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28.26">
            <text:p>28.26</text:p>
          </table:table-cell>
          <table:table-cell table:formula="oooc:=([.B25]+100)/100" office:value-type="float" office:value="1.2826">
            <text:p>1.28</text:p>
          </table:table-cell>
          <table:table-cell office:value-type="float" office:value="2.01">
            <text:p>2.01</text:p>
          </table:table-cell>
          <table:table-cell table:formula="oooc:=([.D25]+100)/100" office:value-type="float" office:value="1.0201">
            <text:p>1.02</text:p>
          </table:table-cell>
          <table:table-cell office:value-type="float" office:value="26.63">
            <text:p>26.63</text:p>
          </table:table-cell>
          <table:table-cell table:formula="oooc:=([.F25]+100)/100" office:value-type="float" office:value="1.2663">
            <text:p>1.27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9.09">
            <text:p>19.09</text:p>
          </table:table-cell>
          <table:table-cell table:formula="oooc:=([.B26]+100)/100" office:value-type="float" office:value="1.1909">
            <text:p>1.19</text:p>
          </table:table-cell>
          <table:table-cell office:value-type="float" office:value="-4.98">
            <text:p>-4.98</text:p>
          </table:table-cell>
          <table:table-cell table:formula="oooc:=([.D26]+100)/100" office:value-type="float" office:value="0.9502">
            <text:p>0.95</text:p>
          </table:table-cell>
          <table:table-cell office:value-type="float" office:value="-4.84">
            <text:p>-4.84</text:p>
          </table:table-cell>
          <table:table-cell table:formula="oooc:=([.F26]+100)/100" office:value-type="float" office:value="0.9516">
            <text:p>0.95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1.89">
            <text:p>11.89</text:p>
          </table:table-cell>
          <table:table-cell table:formula="oooc:=([.B27]+100)/100" office:value-type="float" office:value="1.1189">
            <text:p>1.12</text:p>
          </table:table-cell>
          <table:table-cell office:value-type="float" office:value="-6.55">
            <text:p>-6.55</text:p>
          </table:table-cell>
          <table:table-cell table:formula="oooc:=([.D27]+100)/100" office:value-type="float" office:value="0.9345">
            <text:p>0.93</text:p>
          </table:table-cell>
          <table:table-cell office:value-type="float" office:value="3.1">
            <text:p>3.1</text:p>
          </table:table-cell>
          <table:table-cell table:formula="oooc:=([.F27]+100)/100" office:value-type="float" office:value="1.031">
            <text:p>1.03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-1.15">
            <text:p>-1.15</text:p>
          </table:table-cell>
          <table:table-cell table:formula="oooc:=([.B28]+100)/100" office:value-type="float" office:value="0.9885">
            <text:p>0.99</text:p>
          </table:table-cell>
          <table:table-cell office:value-type="float" office:value="-1.35">
            <text:p>-1.35</text:p>
          </table:table-cell>
          <table:table-cell table:formula="oooc:=([.D28]+100)/100" office:value-type="float" office:value="0.9865">
            <text:p>0.99</text:p>
          </table:table-cell>
          <table:table-cell office:value-type="float" office:value="-7.78">
            <text:p>-7.78</text:p>
          </table:table-cell>
          <table:table-cell table:formula="oooc:=([.F28]+100)/100" office:value-type="float" office:value="0.9222">
            <text:p>0.92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49.28">
            <text:p>49.28</text:p>
          </table:table-cell>
          <table:table-cell table:formula="oooc:=([.B29]+100)/100" office:value-type="float" office:value="1.4928">
            <text:p>1.49</text:p>
          </table:table-cell>
          <table:table-cell office:value-type="float" office:value="-1.94">
            <text:p>-1.94</text:p>
          </table:table-cell>
          <table:table-cell table:formula="oooc:=([.D29]+100)/100" office:value-type="float" office:value="0.9806">
            <text:p>0.98</text:p>
          </table:table-cell>
          <table:table-cell office:value-type="float" office:value="24.88">
            <text:p>24.88</text:p>
          </table:table-cell>
          <table:table-cell table:formula="oooc:=([.F29]+100)/100" office:value-type="float" office:value="1.2488">
            <text:p>1.25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23.76">
            <text:p>23.76</text:p>
          </table:table-cell>
          <table:table-cell table:formula="oooc:=([.B30]+100)/100" office:value-type="float" office:value="1.2376">
            <text:p>1.24</text:p>
          </table:table-cell>
          <table:table-cell office:value-type="float" office:value="-6.25">
            <text:p>-6.25</text:p>
          </table:table-cell>
          <table:table-cell table:formula="oooc:=([.D30]+100)/100" office:value-type="float" office:value="0.9375">
            <text:p>0.94</text:p>
          </table:table-cell>
          <table:table-cell office:value-type="float" office:value="5.39">
            <text:p>5.39</text:p>
          </table:table-cell>
          <table:table-cell table:formula="oooc:=([.F30]+100)/100" office:value-type="float" office:value="1.0539">
            <text:p>1.05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5.83">
            <text:p>5.83</text:p>
          </table:table-cell>
          <table:table-cell table:formula="oooc:=([.B31]+100)/100" office:value-type="float" office:value="1.0583">
            <text:p>1.06</text:p>
          </table:table-cell>
          <table:table-cell office:value-type="float" office:value="-0.67">
            <text:p>-0.67</text:p>
          </table:table-cell>
          <table:table-cell table:formula="oooc:=([.D31]+100)/100" office:value-type="float" office:value="0.9933">
            <text:p>0.99</text:p>
          </table:table-cell>
          <table:table-cell office:value-type="float" office:value="-2.41">
            <text:p>-2.41</text:p>
          </table:table-cell>
          <table:table-cell table:formula="oooc:=([.F31]+100)/100" office:value-type="float" office:value="0.9759">
            <text:p>0.98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-13.27">
            <text:p>-13.27</text:p>
          </table:table-cell>
          <table:table-cell table:formula="oooc:=([.B32]+100)/100" office:value-type="float" office:value="0.8673">
            <text:p>0.87</text:p>
          </table:table-cell>
          <table:table-cell office:value-type="float" office:value="-2.44">
            <text:p>-2.44</text:p>
          </table:table-cell>
          <table:table-cell table:formula="oooc:=([.D32]+100)/100" office:value-type="float" office:value="0.9756">
            <text:p>0.98</text:p>
          </table:table-cell>
          <table:table-cell office:value-type="float" office:value="-6.25">
            <text:p>-6.25</text:p>
          </table:table-cell>
          <table:table-cell table:formula="oooc:=([.F32]+100)/100" office:value-type="float" office:value="0.9375">
            <text:p>0.94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43.46">
            <text:p>43.46</text:p>
          </table:table-cell>
          <table:table-cell table:formula="oooc:=([.B33]+100)/100" office:value-type="float" office:value="1.4346">
            <text:p>1.43</text:p>
          </table:table-cell>
          <table:table-cell office:value-type="float" office:value="14.27">
            <text:p>14.27</text:p>
          </table:table-cell>
          <table:table-cell table:formula="oooc:=([.D33]+100)/100" office:value-type="float" office:value="1.1427">
            <text:p>1.14</text:p>
          </table:table-cell>
          <table:table-cell office:value-type="float" office:value="12.56">
            <text:p>12.56</text:p>
          </table:table-cell>
          <table:table-cell table:formula="oooc:=([.F33]+100)/100" office:value-type="float" office:value="1.1256">
            <text:p>1.13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9.79">
            <text:p>9.79</text:p>
          </table:table-cell>
          <table:table-cell table:formula="oooc:=([.B34]+100)/100" office:value-type="float" office:value="1.0979">
            <text:p>1.1</text:p>
          </table:table-cell>
          <table:table-cell office:value-type="float" office:value="5.64">
            <text:p>5.64</text:p>
          </table:table-cell>
          <table:table-cell table:formula="oooc:=([.D34]+100)/100" office:value-type="float" office:value="1.0564">
            <text:p>1.06</text:p>
          </table:table-cell>
          <table:table-cell office:value-type="float" office:value="0.84">
            <text:p>0.84</text:p>
          </table:table-cell>
          <table:table-cell table:formula="oooc:=([.F34]+100)/100" office:value-type="float" office:value="1.0084">
            <text:p>1.01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-1.73">
            <text:p>-1.73</text:p>
          </table:table-cell>
          <table:table-cell table:formula="oooc:=([.B35]+100)/100" office:value-type="float" office:value="0.9827">
            <text:p>0.98</text:p>
          </table:table-cell>
          <table:table-cell office:value-type="float" office:value="-2.41">
            <text:p>-2.41</text:p>
          </table:table-cell>
          <table:table-cell table:formula="oooc:=([.D35]+100)/100" office:value-type="float" office:value="0.9759">
            <text:p>0.98</text:p>
          </table:table-cell>
          <table:table-cell office:value-type="float" office:value="-5.22">
            <text:p>-5.22</text:p>
          </table:table-cell>
          <table:table-cell table:formula="oooc:=([.F35]+100)/100" office:value-type="float" office:value="0.9478">
            <text:p>0.95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24.88">
            <text:p>24.88</text:p>
          </table:table-cell>
          <table:table-cell table:formula="oooc:=([.B36]+100)/100" office:value-type="float" office:value="1.2488">
            <text:p>1.25</text:p>
          </table:table-cell>
          <table:table-cell office:value-type="float" office:value="0.42">
            <text:p>0.42</text:p>
          </table:table-cell>
          <table:table-cell table:formula="oooc:=([.D36]+100)/100" office:value-type="float" office:value="1.0042">
            <text:p>1</text:p>
          </table:table-cell>
          <table:table-cell office:value-type="float" office:value="5.56">
            <text:p>5.56</text:p>
          </table:table-cell>
          <table:table-cell table:formula="oooc:=([.F36]+100)/100" office:value-type="float" office:value="1.0556">
            <text:p>1.06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-12.28">
            <text:p>-12.28</text:p>
          </table:table-cell>
          <table:table-cell table:formula="oooc:=([.B37]+100)/100" office:value-type="float" office:value="0.8772">
            <text:p>0.88</text:p>
          </table:table-cell>
          <table:table-cell office:value-type="float" office:value="-9.25">
            <text:p>-9.25</text:p>
          </table:table-cell>
          <table:table-cell table:formula="oooc:=([.D37]+100)/100" office:value-type="float" office:value="0.9075">
            <text:p>0.91</text:p>
          </table:table-cell>
          <table:table-cell office:value-type="float" office:value="10.33">
            <text:p>10.33</text:p>
          </table:table-cell>
          <table:table-cell table:formula="oooc:=([.F37]+100)/100" office:value-type="float" office:value="1.1033">
            <text:p>1.1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7.92">
            <text:p>17.92</text:p>
          </table:table-cell>
          <table:table-cell table:formula="oooc:=([.B38]+100)/100" office:value-type="float" office:value="1.1792">
            <text:p>1.18</text:p>
          </table:table-cell>
          <table:table-cell office:value-type="float" office:value="-6.09">
            <text:p>-6.09</text:p>
          </table:table-cell>
          <table:table-cell table:formula="oooc:=([.D38]+100)/100" office:value-type="float" office:value="0.9391">
            <text:p>0.94</text:p>
          </table:table-cell>
          <table:table-cell office:value-type="float" office:value="15.42">
            <text:p>15.42</text:p>
          </table:table-cell>
          <table:table-cell table:formula="oooc:=([.F38]+100)/100" office:value-type="float" office:value="1.1542">
            <text:p>1.15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2.66">
            <text:p>12.66</text:p>
          </table:table-cell>
          <table:table-cell table:formula="oooc:=([.B39]+100)/100" office:value-type="float" office:value="1.1266">
            <text:p>1.13</text:p>
          </table:table-cell>
          <table:table-cell office:value-type="float" office:value="-1.78">
            <text:p>-1.78</text:p>
          </table:table-cell>
          <table:table-cell table:formula="oooc:=([.D39]+100)/100" office:value-type="float" office:value="0.9822">
            <text:p>0.98</text:p>
          </table:table-cell>
          <table:table-cell office:value-type="float" office:value="9.72">
            <text:p>9.72</text:p>
          </table:table-cell>
          <table:table-cell table:formula="oooc:=([.F39]+100)/100" office:value-type="float" office:value="1.0972">
            <text:p>1.1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0.58">
            <text:p>10.58</text:p>
          </table:table-cell>
          <table:table-cell table:formula="oooc:=([.B40]+100)/100" office:value-type="float" office:value="1.1058">
            <text:p>1.11</text:p>
          </table:table-cell>
          <table:table-cell office:value-type="float" office:value="22.82">
            <text:p>22.82</text:p>
          </table:table-cell>
          <table:table-cell table:formula="oooc:=([.D40]+100)/100" office:value-type="float" office:value="1.2282">
            <text:p>1.23</text:p>
          </table:table-cell>
          <table:table-cell office:value-type="float" office:value="5.79">
            <text:p>5.79</text:p>
          </table:table-cell>
          <table:table-cell table:formula="oooc:=([.F40]+100)/100" office:value-type="float" office:value="1.0579">
            <text:p>1.06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-13.54">
            <text:p>-13.54</text:p>
          </table:table-cell>
          <table:table-cell table:formula="oooc:=([.B41]+100)/100" office:value-type="float" office:value="0.8646">
            <text:p>0.86</text:p>
          </table:table-cell>
          <table:table-cell office:value-type="float" office:value="2.78">
            <text:p>2.78</text:p>
          </table:table-cell>
          <table:table-cell table:formula="oooc:=([.D41]+100)/100" office:value-type="float" office:value="1.0278">
            <text:p>1.03</text:p>
          </table:table-cell>
          <table:table-cell office:value-type="float" office:value="-0.94">
            <text:p>-0.94</text:p>
          </table:table-cell>
          <table:table-cell table:formula="oooc:=([.F41]+100)/100" office:value-type="float" office:value="0.9906">
            <text:p>0.99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24">
            <text:p>24</text:p>
          </table:table-cell>
          <table:table-cell table:formula="oooc:=([.B42]+100)/100" office:value-type="float" office:value="1.24">
            <text:p>1.24</text:p>
          </table:table-cell>
          <table:table-cell office:value-type="float" office:value="50.61">
            <text:p>50.61</text:p>
          </table:table-cell>
          <table:table-cell table:formula="oooc:=([.D42]+100)/100" office:value-type="float" office:value="1.5061">
            <text:p>1.51</text:p>
          </table:table-cell>
          <table:table-cell office:value-type="float" office:value="-9.15">
            <text:p>-9.15</text:p>
          </table:table-cell>
          <table:table-cell table:formula="oooc:=([.F42]+100)/100" office:value-type="float" office:value="0.9085">
            <text:p>0.91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9.02">
            <text:p>9.02</text:p>
          </table:table-cell>
          <table:table-cell table:formula="oooc:=([.B43]+100)/100" office:value-type="float" office:value="1.0902">
            <text:p>1.09</text:p>
          </table:table-cell>
          <table:table-cell office:value-type="float" office:value="24.23">
            <text:p>24.23</text:p>
          </table:table-cell>
          <table:table-cell table:formula="oooc:=([.D43]+100)/100" office:value-type="float" office:value="1.2423">
            <text:p>1.24</text:p>
          </table:table-cell>
          <table:table-cell office:value-type="float" office:value="18.06">
            <text:p>18.06</text:p>
          </table:table-cell>
          <table:table-cell table:formula="oooc:=([.F43]+100)/100" office:value-type="float" office:value="1.1806">
            <text:p>1.18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-17.2">
            <text:p>-17.2</text:p>
          </table:table-cell>
          <table:table-cell table:formula="oooc:=([.B44]+100)/100" office:value-type="float" office:value="0.828">
            <text:p>0.83</text:p>
          </table:table-cell>
          <table:table-cell office:value-type="float" office:value="-13.99">
            <text:p>-13.99</text:p>
          </table:table-cell>
          <table:table-cell table:formula="oooc:=([.D44]+100)/100" office:value-type="float" office:value="0.8601">
            <text:p>0.86</text:p>
          </table:table-cell>
          <table:table-cell office:value-type="float" office:value="-10.71">
            <text:p>-10.71</text:p>
          </table:table-cell>
          <table:table-cell table:formula="oooc:=([.F44]+100)/100" office:value-type="float" office:value="0.8929">
            <text:p>0.89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-5.65">
            <text:p>-5.65</text:p>
          </table:table-cell>
          <table:table-cell table:formula="oooc:=([.B45]+100)/100" office:value-type="float" office:value="0.9435">
            <text:p>0.94</text:p>
          </table:table-cell>
          <table:table-cell office:value-type="float" office:value="-11.47">
            <text:p>-11.47</text:p>
          </table:table-cell>
          <table:table-cell table:formula="oooc:=([.D45]+100)/100" office:value-type="float" office:value="0.8853">
            <text:p>0.89</text:p>
          </table:table-cell>
          <table:table-cell office:value-type="float" office:value="21.58">
            <text:p>21.58</text:p>
          </table:table-cell>
          <table:table-cell table:formula="oooc:=([.F45]+100)/100" office:value-type="float" office:value="1.2158">
            <text:p>1.22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1.65">
            <text:p>11.65</text:p>
          </table:table-cell>
          <table:table-cell table:formula="oooc:=([.B46]+100)/100" office:value-type="float" office:value="1.1165">
            <text:p>1.12</text:p>
          </table:table-cell>
          <table:table-cell office:value-type="float" office:value="6.26">
            <text:p>6.26</text:p>
          </table:table-cell>
          <table:table-cell table:formula="oooc:=([.D46]+100)/100" office:value-type="float" office:value="1.0626">
            <text:p>1.06</text:p>
          </table:table-cell>
          <table:table-cell office:value-type="float" office:value="-11.39">
            <text:p>-11.39</text:p>
          </table:table-cell>
          <table:table-cell table:formula="oooc:=([.F46]+100)/100" office:value-type="float" office:value="0.8861">
            <text:p>0.89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2.97">
            <text:p>12.97</text:p>
          </table:table-cell>
          <table:table-cell table:formula="oooc:=([.B47]+100)/100" office:value-type="float" office:value="1.1297">
            <text:p>1.13</text:p>
          </table:table-cell>
          <table:table-cell office:value-type="float" office:value="-12.24">
            <text:p>-12.24</text:p>
          </table:table-cell>
          <table:table-cell table:formula="oooc:=([.D47]+100)/100" office:value-type="float" office:value="0.8776">
            <text:p>0.88</text:p>
          </table:table-cell>
          <table:table-cell office:value-type="float" office:value="2.09">
            <text:p>2.09</text:p>
          </table:table-cell>
          <table:table-cell table:formula="oooc:=([.F47]+100)/100" office:value-type="float" office:value="1.0209">
            <text:p>1.02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-24.69">
            <text:p>-24.69</text:p>
          </table:table-cell>
          <table:table-cell table:formula="oooc:=([.B48]+100)/100" office:value-type="float" office:value="0.7531">
            <text:p>0.75</text:p>
          </table:table-cell>
          <table:table-cell office:value-type="float" office:value="-23.94">
            <text:p>-23.94</text:p>
          </table:table-cell>
          <table:table-cell table:formula="oooc:=([.D48]+100)/100" office:value-type="float" office:value="0.7606">
            <text:p>0.76</text:p>
          </table:table-cell>
          <table:table-cell office:value-type="float" office:value="17.98">
            <text:p>17.98</text:p>
          </table:table-cell>
          <table:table-cell table:formula="oooc:=([.F48]+100)/100" office:value-type="float" office:value="1.1798">
            <text:p>1.18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-35.7">
            <text:p>-35.7</text:p>
          </table:table-cell>
          <table:table-cell table:formula="oooc:=([.B49]+100)/100" office:value-type="float" office:value="0.643">
            <text:p>0.64</text:p>
          </table:table-cell>
          <table:table-cell office:value-type="float" office:value="-0.61">
            <text:p>-0.61</text:p>
          </table:table-cell>
          <table:table-cell table:formula="oooc:=([.D49]+100)/100" office:value-type="float" office:value="0.9939">
            <text:p>0.99</text:p>
          </table:table-cell>
          <table:table-cell office:value-type="float" office:value="9.36">
            <text:p>9.36</text:p>
          </table:table-cell>
          <table:table-cell table:formula="oooc:=([.F49]+100)/100" office:value-type="float" office:value="1.0936">
            <text:p>1.09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32.35">
            <text:p>32.35</text:p>
          </table:table-cell>
          <table:table-cell table:formula="oooc:=([.B50]+100)/100" office:value-type="float" office:value="1.3235">
            <text:p>1.32</text:p>
          </table:table-cell>
          <table:table-cell office:value-type="float" office:value="15.04">
            <text:p>15.04</text:p>
          </table:table-cell>
          <table:table-cell table:formula="oooc:=([.D50]+100)/100" office:value-type="float" office:value="1.1504">
            <text:p>1.15</text:p>
          </table:table-cell>
          <table:table-cell office:value-type="float" office:value="8.63">
            <text:p>8.63</text:p>
          </table:table-cell>
          <table:table-cell table:formula="oooc:=([.F50]+100)/100" office:value-type="float" office:value="1.0863">
            <text:p>1.09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21.9">
            <text:p>21.9</text:p>
          </table:table-cell>
          <table:table-cell table:formula="oooc:=([.B51]+100)/100" office:value-type="float" office:value="1.219">
            <text:p>1.22</text:p>
          </table:table-cell>
          <table:table-cell office:value-type="float" office:value="13.8">
            <text:p>13.8</text:p>
          </table:table-cell>
          <table:table-cell table:formula="oooc:=([.D51]+100)/100" office:value-type="float" office:value="1.138">
            <text:p>1.14</text:p>
          </table:table-cell>
          <table:table-cell office:value-type="float" office:value="24.01">
            <text:p>24.01</text:p>
          </table:table-cell>
          <table:table-cell table:formula="oooc:=([.F51]+100)/100" office:value-type="float" office:value="1.2401">
            <text:p>1.24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-8.19">
            <text:p>-8.19</text:p>
          </table:table-cell>
          <table:table-cell table:formula="oooc:=([.B52]+100)/100" office:value-type="float" office:value="0.9181">
            <text:p>0.92</text:p>
          </table:table-cell>
          <table:table-cell office:value-type="float" office:value="23.24">
            <text:p>23.24</text:p>
          </table:table-cell>
          <table:table-cell table:formula="oooc:=([.D52]+100)/100" office:value-type="float" office:value="1.2324">
            <text:p>1.23</text:p>
          </table:table-cell>
          <table:table-cell office:value-type="float" office:value="7.79">
            <text:p>7.79</text:p>
          </table:table-cell>
          <table:table-cell table:formula="oooc:=([.F52]+100)/100" office:value-type="float" office:value="1.0779">
            <text:p>1.08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.04">
            <text:p>1.04</text:p>
          </table:table-cell>
          <table:table-cell table:formula="oooc:=([.B53]+100)/100" office:value-type="float" office:value="1.0104">
            <text:p>1.01</text:p>
          </table:table-cell>
          <table:table-cell office:value-type="float" office:value="14.16">
            <text:p>14.16</text:p>
          </table:table-cell>
          <table:table-cell table:formula="oooc:=([.D53]+100)/100" office:value-type="float" office:value="1.1416">
            <text:p>1.14</text:p>
          </table:table-cell>
          <table:table-cell office:value-type="float" office:value="0.47">
            <text:p>0.47</text:p>
          </table:table-cell>
          <table:table-cell table:formula="oooc:=([.F53]+100)/100" office:value-type="float" office:value="1.0047">
            <text:p>1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3.33">
            <text:p>13.33</text:p>
          </table:table-cell>
          <table:table-cell table:formula="oooc:=([.B54]+100)/100" office:value-type="float" office:value="1.1333">
            <text:p>1.13</text:p>
          </table:table-cell>
          <table:table-cell office:value-type="float" office:value="20.4">
            <text:p>20.4</text:p>
          </table:table-cell>
          <table:table-cell table:formula="oooc:=([.D54]+100)/100" office:value-type="float" office:value="1.204">
            <text:p>1.2</text:p>
          </table:table-cell>
          <table:table-cell office:value-type="float" office:value="-2.21">
            <text:p>-2.21</text:p>
          </table:table-cell>
          <table:table-cell table:formula="oooc:=([.F54]+100)/100" office:value-type="float" office:value="0.9779">
            <text:p>0.98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2.1">
            <text:p>22.1</text:p>
          </table:table-cell>
          <table:table-cell table:formula="oooc:=([.B55]+100)/100" office:value-type="float" office:value="1.221">
            <text:p>1.22</text:p>
          </table:table-cell>
          <table:table-cell office:value-type="float" office:value="5.59">
            <text:p>5.59</text:p>
          </table:table-cell>
          <table:table-cell table:formula="oooc:=([.D55]+100)/100" office:value-type="float" office:value="1.0559">
            <text:p>1.06</text:p>
          </table:table-cell>
          <table:table-cell office:value-type="float" office:value="-24.56">
            <text:p>-24.56</text:p>
          </table:table-cell>
          <table:table-cell table:formula="oooc:=([.F55]+100)/100" office:value-type="float" office:value="0.7544">
            <text:p>0.75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-18.05">
            <text:p>-18.05</text:p>
          </table:table-cell>
          <table:table-cell table:formula="oooc:=([.B56]+100)/100" office:value-type="float" office:value="0.8195">
            <text:p>0.82</text:p>
          </table:table-cell>
          <table:table-cell office:value-type="float" office:value="7.3">
            <text:p>7.3</text:p>
          </table:table-cell>
          <table:table-cell table:formula="oooc:=([.D56]+100)/100" office:value-type="float" office:value="1.073">
            <text:p>1.07</text:p>
          </table:table-cell>
          <table:table-cell office:value-type="float" office:value="24.57">
            <text:p>24.57</text:p>
          </table:table-cell>
          <table:table-cell table:formula="oooc:=([.F56]+100)/100" office:value-type="float" office:value="1.2457">
            <text:p>1.25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.78">
            <text:p>10.78</text:p>
          </table:table-cell>
          <table:table-cell table:formula="oooc:=([.B57]+100)/100" office:value-type="float" office:value="1.1078">
            <text:p>1.11</text:p>
          </table:table-cell>
          <table:table-cell office:value-type="float" office:value="8.79">
            <text:p>8.79</text:p>
          </table:table-cell>
          <table:table-cell table:formula="oooc:=([.D57]+100)/100" office:value-type="float" office:value="1.0879">
            <text:p>1.09</text:p>
          </table:table-cell>
          <table:table-cell office:value-type="float" office:value="13.16">
            <text:p>13.16</text:p>
          </table:table-cell>
          <table:table-cell table:formula="oooc:=([.F57]+100)/100" office:value-type="float" office:value="1.1316">
            <text:p>1.13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4.41">
            <text:p>14.41</text:p>
          </table:table-cell>
          <table:table-cell table:formula="oooc:=([.B58]+100)/100" office:value-type="float" office:value="1.1441">
            <text:p>1.14</text:p>
          </table:table-cell>
          <table:table-cell office:value-type="float" office:value="13.94">
            <text:p>13.94</text:p>
          </table:table-cell>
          <table:table-cell table:formula="oooc:=([.D58]+100)/100" office:value-type="float" office:value="1.1394">
            <text:p>1.14</text:p>
          </table:table-cell>
          <table:table-cell office:value-type="float" office:value="18.86">
            <text:p>18.86</text:p>
          </table:table-cell>
          <table:table-cell table:formula="oooc:=([.F58]+100)/100" office:value-type="float" office:value="1.1886">
            <text:p>1.19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-4.76">
            <text:p>-4.76</text:p>
          </table:table-cell>
          <table:table-cell table:formula="oooc:=([.B59]+100)/100" office:value-type="float" office:value="0.9524">
            <text:p>0.95</text:p>
          </table:table-cell>
          <table:table-cell office:value-type="float" office:value="-8.61">
            <text:p>-8.61</text:p>
          </table:table-cell>
          <table:table-cell table:formula="oooc:=([.D59]+100)/100" office:value-type="float" office:value="0.9139">
            <text:p>0.91</text:p>
          </table:table-cell>
          <table:table-cell office:value-type="float" office:value="18.63">
            <text:p>18.63</text:p>
          </table:table-cell>
          <table:table-cell table:formula="oooc:=([.F59]+100)/100" office:value-type="float" office:value="1.1863">
            <text:p>1.19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4.63">
            <text:p>24.63</text:p>
          </table:table-cell>
          <table:table-cell table:formula="oooc:=([.B60]+100)/100" office:value-type="float" office:value="1.2463">
            <text:p>1.25</text:p>
          </table:table-cell>
          <table:table-cell office:value-type="float" office:value="-0.92">
            <text:p>-0.92</text:p>
          </table:table-cell>
          <table:table-cell table:formula="oooc:=([.D60]+100)/100" office:value-type="float" office:value="0.9908">
            <text:p>0.99</text:p>
          </table:table-cell>
          <table:table-cell office:value-type="float" office:value="1.16">
            <text:p>1.16</text:p>
          </table:table-cell>
          <table:table-cell table:formula="oooc:=([.F60]+100)/100" office:value-type="float" office:value="1.0116">
            <text:p>1.0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.41">
            <text:p>10.41</text:p>
          </table:table-cell>
          <table:table-cell table:formula="oooc:=([.B61]+100)/100" office:value-type="float" office:value="1.1041">
            <text:p>1.1</text:p>
          </table:table-cell>
          <table:table-cell office:value-type="float" office:value="-10">
            <text:p>-10</text:p>
          </table:table-cell>
          <table:table-cell table:formula="oooc:=([.D61]+100)/100" office:value-type="float" office:value="0.9">
            <text:p>0.9</text:p>
          </table:table-cell>
          <table:table-cell office:value-type="float" office:value="9.99">
            <text:p>9.99</text:p>
          </table:table-cell>
          <table:table-cell table:formula="oooc:=([.F61]+100)/100" office:value-type="float" office:value="1.0999">
            <text:p>1.1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-3.51">
            <text:p>-3.51</text:p>
          </table:table-cell>
          <table:table-cell table:formula="oooc:=([.B62]+100)/100" office:value-type="float" office:value="0.9649">
            <text:p>0.96</text:p>
          </table:table-cell>
          <table:table-cell office:value-type="float" office:value="-10.39">
            <text:p>-10.39</text:p>
          </table:table-cell>
          <table:table-cell table:formula="oooc:=([.D62]+100)/100" office:value-type="float" office:value="0.8961">
            <text:p>0.9</text:p>
          </table:table-cell>
          <table:table-cell office:value-type="float" office:value="-2.54">
            <text:p>-2.54</text:p>
          </table:table-cell>
          <table:table-cell table:formula="oooc:=([.F62]+100)/100" office:value-type="float" office:value="0.9746">
            <text:p>0.9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.55">
            <text:p>11.55</text:p>
          </table:table-cell>
          <table:table-cell table:formula="oooc:=([.B63]+100)/100" office:value-type="float" office:value="1.1155">
            <text:p>1.12</text:p>
          </table:table-cell>
          <table:table-cell office:value-type="float" office:value="6.72">
            <text:p>6.72</text:p>
          </table:table-cell>
          <table:table-cell table:formula="oooc:=([.D63]+100)/100" office:value-type="float" office:value="1.0672">
            <text:p>1.07</text:p>
          </table:table-cell>
          <table:table-cell office:value-type="float" office:value="13.78">
            <text:p>13.78</text:p>
          </table:table-cell>
          <table:table-cell table:formula="oooc:=([.F63]+100)/100" office:value-type="float" office:value="1.1378">
            <text:p>1.14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20.51">
            <text:p>20.51</text:p>
          </table:table-cell>
          <table:table-cell table:formula="oooc:=([.B64]+100)/100" office:value-type="float" office:value="1.2051">
            <text:p>1.21</text:p>
          </table:table-cell>
          <table:table-cell office:value-type="float" office:value="-12.01">
            <text:p>-12.01</text:p>
          </table:table-cell>
          <table:table-cell table:formula="oooc:=([.D64]+100)/100" office:value-type="float" office:value="0.8799">
            <text:p>0.88</text:p>
          </table:table-cell>
          <table:table-cell office:value-type="float" office:value="-5.64">
            <text:p>-5.64</text:p>
          </table:table-cell>
          <table:table-cell table:formula="oooc:=([.F64]+100)/100" office:value-type="float" office:value="0.9436">
            <text:p>0.94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-13.84">
            <text:p>-13.84</text:p>
          </table:table-cell>
          <table:table-cell table:formula="oooc:=([.B65]+100)/100" office:value-type="float" office:value="0.8616">
            <text:p>0.86</text:p>
          </table:table-cell>
          <table:table-cell office:value-type="float" office:value="-14.4">
            <text:p>-14.4</text:p>
          </table:table-cell>
          <table:table-cell table:formula="oooc:=([.D65]+100)/100" office:value-type="float" office:value="0.856">
            <text:p>0.86</text:p>
          </table:table-cell>
          <table:table-cell office:value-type="float" office:value="-10.6">
            <text:p>-10.6</text:p>
          </table:table-cell>
          <table:table-cell table:formula="oooc:=([.F65]+100)/100" office:value-type="float" office:value="0.894">
            <text:p>0.89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9.1">
            <text:p>29.1</text:p>
          </table:table-cell>
          <table:table-cell table:formula="oooc:=([.B66]+100)/100" office:value-type="float" office:value="1.291">
            <text:p>1.29</text:p>
          </table:table-cell>
          <table:table-cell office:value-type="float" office:value="16.51">
            <text:p>16.51</text:p>
          </table:table-cell>
          <table:table-cell table:formula="oooc:=([.D66]+100)/100" office:value-type="float" office:value="1.1651">
            <text:p>1.17</text:p>
          </table:table-cell>
          <table:table-cell office:value-type="float" office:value="-15.08">
            <text:p>-15.08</text:p>
          </table:table-cell>
          <table:table-cell table:formula="oooc:=([.F66]+100)/100" office:value-type="float" office:value="0.8492">
            <text:p>0.8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.41">
            <text:p>6.41</text:p>
          </table:table-cell>
          <table:table-cell table:formula="oooc:=([.B67]+100)/100" office:value-type="float" office:value="1.0641">
            <text:p>1.06</text:p>
          </table:table-cell>
          <table:table-cell office:value-type="float" office:value="7.78">
            <text:p>7.78</text:p>
          </table:table-cell>
          <table:table-cell table:formula="oooc:=([.D67]+100)/100" office:value-type="float" office:value="1.0778">
            <text:p>1.08</text:p>
          </table:table-cell>
          <table:table-cell office:value-type="float" office:value="23.05">
            <text:p>23.05</text:p>
          </table:table-cell>
          <table:table-cell table:formula="oooc:=([.F67]+100)/100" office:value-type="float" office:value="1.2305">
            <text:p>1.2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8.37">
            <text:p>8.37</text:p>
          </table:table-cell>
          <table:table-cell table:formula="oooc:=([.B68]+100)/100" office:value-type="float" office:value="1.0837">
            <text:p>1.08</text:p>
          </table:table-cell>
          <table:table-cell office:value-type="float" office:value="7.47">
            <text:p>7.47</text:p>
          </table:table-cell>
          <table:table-cell table:formula="oooc:=([.D68]+100)/100" office:value-type="float" office:value="1.0747">
            <text:p>1.07</text:p>
          </table:table-cell>
          <table:table-cell office:value-type="float" office:value="16.95">
            <text:p>16.95</text:p>
          </table:table-cell>
          <table:table-cell table:formula="oooc:=([.F68]+100)/100" office:value-type="float" office:value="1.1695">
            <text:p>1.17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-4.11">
            <text:p>-4.11</text:p>
          </table:table-cell>
          <table:table-cell table:formula="oooc:=([.B69]+100)/100" office:value-type="float" office:value="0.9589">
            <text:p>0.96</text:p>
          </table:table-cell>
          <table:table-cell office:value-type="float" office:value="0.39">
            <text:p>0.39</text:p>
          </table:table-cell>
          <table:table-cell table:formula="oooc:=([.D69]+100)/100" office:value-type="float" office:value="1.0039">
            <text:p>1</text:p>
          </table:table-cell>
          <table:table-cell office:value-type="float" office:value="-0.08">
            <text:p>-0.08</text:p>
          </table:table-cell>
          <table:table-cell table:formula="oooc:=([.F69]+100)/100" office:value-type="float" office:value="0.9992">
            <text:p>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1.04">
            <text:p>31.04</text:p>
          </table:table-cell>
          <table:table-cell table:formula="oooc:=([.B70]+100)/100" office:value-type="float" office:value="1.3104">
            <text:p>1.31</text:p>
          </table:table-cell>
          <table:table-cell office:value-type="float" office:value="-6.94">
            <text:p>-6.94</text:p>
          </table:table-cell>
          <table:table-cell table:formula="oooc:=([.D70]+100)/100" office:value-type="float" office:value="0.9306">
            <text:p>0.93</text:p>
          </table:table-cell>
          <table:table-cell office:value-type="float" office:value="-3.46">
            <text:p>-3.46</text:p>
          </table:table-cell>
          <table:table-cell table:formula="oooc:=([.F70]+100)/100" office:value-type="float" office:value="0.9654">
            <text:p>0.9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6.25">
            <text:p>16.25</text:p>
          </table:table-cell>
          <table:table-cell table:formula="oooc:=([.B71]+100)/100" office:value-type="float" office:value="1.1625">
            <text:p>1.16</text:p>
          </table:table-cell>
          <table:table-cell office:value-type="float" office:value="-1.86">
            <text:p>-1.86</text:p>
          </table:table-cell>
          <table:table-cell table:formula="oooc:=([.D71]+100)/100" office:value-type="float" office:value="0.9814">
            <text:p>0.98</text:p>
          </table:table-cell>
          <table:table-cell office:value-type="float" office:value="0.22">
            <text:p>0.22</text:p>
          </table:table-cell>
          <table:table-cell table:formula="oooc:=([.F71]+100)/100" office:value-type="float" office:value="1.0022">
            <text:p>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6.07">
            <text:p>26.07</text:p>
          </table:table-cell>
          <table:table-cell table:formula="oooc:=([.B72]+100)/100" office:value-type="float" office:value="1.2607">
            <text:p>1.26</text:p>
          </table:table-cell>
          <table:table-cell office:value-type="float" office:value="-3.73">
            <text:p>-3.73</text:p>
          </table:table-cell>
          <table:table-cell table:formula="oooc:=([.D72]+100)/100" office:value-type="float" office:value="0.9627">
            <text:p>0.96</text:p>
          </table:table-cell>
          <table:table-cell office:value-type="float" office:value="11.14">
            <text:p>11.14</text:p>
          </table:table-cell>
          <table:table-cell table:formula="oooc:=([.F72]+100)/100" office:value-type="float" office:value="1.1114">
            <text:p>1.1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9.41">
            <text:p>19.41</text:p>
          </table:table-cell>
          <table:table-cell table:formula="oooc:=([.B73]+100)/100" office:value-type="float" office:value="1.1941">
            <text:p>1.19</text:p>
          </table:table-cell>
          <table:table-cell office:value-type="float" office:value="-23.29">
            <text:p>-23.29</text:p>
          </table:table-cell>
          <table:table-cell table:formula="oooc:=([.D73]+100)/100" office:value-type="float" office:value="0.7671">
            <text:p>0.77</text:p>
          </table:table-cell>
          <table:table-cell office:value-type="float" office:value="-15.03">
            <text:p>-15.03</text:p>
          </table:table-cell>
          <table:table-cell table:formula="oooc:=([.F73]+100)/100" office:value-type="float" office:value="0.8497">
            <text:p>0.8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0.21">
            <text:p>20.21</text:p>
          </table:table-cell>
          <table:table-cell table:formula="oooc:=([.B74]+100)/100" office:value-type="float" office:value="1.2021">
            <text:p>1.2</text:p>
          </table:table-cell>
          <table:table-cell office:value-type="float" office:value="11.66">
            <text:p>11.66</text:p>
          </table:table-cell>
          <table:table-cell table:formula="oooc:=([.D74]+100)/100" office:value-type="float" office:value="1.1166">
            <text:p>1.12</text:p>
          </table:table-cell>
          <table:table-cell office:value-type="float" office:value="-39.4">
            <text:p>-39.4</text:p>
          </table:table-cell>
          <table:table-cell table:formula="oooc:=([.F74]+100)/100" office:value-type="float" office:value="0.606">
            <text:p>0.6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-16.71">
            <text:p>-16.71</text:p>
          </table:table-cell>
          <table:table-cell table:formula="oooc:=([.B75]+100)/100" office:value-type="float" office:value="0.8329">
            <text:p>0.83</text:p>
          </table:table-cell>
          <table:table-cell office:value-type="float" office:value="-5.69">
            <text:p>-5.69</text:p>
          </table:table-cell>
          <table:table-cell table:formula="oooc:=([.D75]+100)/100" office:value-type="float" office:value="0.9431">
            <text:p>0.94</text:p>
          </table:table-cell>
          <table:table-cell office:value-type="float" office:value="21.39">
            <text:p>21.39</text:p>
          </table:table-cell>
          <table:table-cell table:formula="oooc:=([.F75]+100)/100" office:value-type="float" office:value="1.2139">
            <text:p>1.2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-14.78">
            <text:p>-14.78</text:p>
          </table:table-cell>
          <table:table-cell table:formula="oooc:=([.B76]+100)/100" office:value-type="float" office:value="0.8522">
            <text:p>0.85</text:p>
          </table:table-cell>
          <table:table-cell office:value-type="float" office:value="28.41">
            <text:p>28.41</text:p>
          </table:table-cell>
          <table:table-cell table:formula="oooc:=([.D76]+100)/100" office:value-type="float" office:value="1.2841">
            <text:p>1.28</text:p>
          </table:table-cell>
          <table:table-cell office:value-type="float" office:value="27.24">
            <text:p>27.24</text:p>
          </table:table-cell>
          <table:table-cell table:formula="oooc:=([.F76]+100)/100" office:value-type="float" office:value="1.2724">
            <text:p>1.2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-22.91">
            <text:p>-22.91</text:p>
          </table:table-cell>
          <table:table-cell table:formula="oooc:=([.B77]+100)/100" office:value-type="float" office:value="0.7709">
            <text:p>0.77</text:p>
          </table:table-cell>
          <table:table-cell office:value-type="float" office:value="4.35">
            <text:p>4.35</text:p>
          </table:table-cell>
          <table:table-cell table:formula="oooc:=([.D77]+100)/100" office:value-type="float" office:value="1.0435">
            <text:p>1.04</text:p>
          </table:table-cell>
          <table:table-cell office:value-type="float" office:value="3.71">
            <text:p>3.71</text:p>
          </table:table-cell>
          <table:table-cell table:formula="oooc:=([.F77]+100)/100" office:value-type="float" office:value="1.0371">
            <text:p>1.0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0.74">
            <text:p>30.74</text:p>
          </table:table-cell>
          <table:table-cell table:formula="oooc:=([.B78]+100)/100" office:value-type="float" office:value="1.3074">
            <text:p>1.31</text:p>
          </table:table-cell>
          <table:table-cell office:value-type="float" office:value="28.08">
            <text:p>28.08</text:p>
          </table:table-cell>
          <table:table-cell table:formula="oooc:=([.D78]+100)/100" office:value-type="float" office:value="1.2808">
            <text:p>1.28</text:p>
          </table:table-cell>
          <table:table-cell office:value-type="float" office:value="15.14">
            <text:p>15.14</text:p>
          </table:table-cell>
          <table:table-cell table:formula="oooc:=([.F78]+100)/100" office:value-type="float" office:value="1.1514">
            <text:p>1.1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.69">
            <text:p>10.69</text:p>
          </table:table-cell>
          <table:table-cell table:formula="oooc:=([.B79]+100)/100" office:value-type="float" office:value="1.1069">
            <text:p>1.11</text:p>
          </table:table-cell>
          <table:table-cell office:value-type="float" office:value="6.32">
            <text:p>6.32</text:p>
          </table:table-cell>
          <table:table-cell table:formula="oooc:=([.D79]+100)/100" office:value-type="float" office:value="1.0632">
            <text:p>1.06</text:p>
          </table:table-cell>
          <table:table-cell office:value-type="float" office:value="13.21">
            <text:p>13.21</text:p>
          </table:table-cell>
          <table:table-cell table:formula="oooc:=([.F79]+100)/100" office:value-type="float" office:value="1.1321">
            <text:p>1.1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.21">
            <text:p>3.21</text:p>
          </table:table-cell>
          <table:table-cell table:formula="oooc:=([.B80]+100)/100" office:value-type="float" office:value="1.0321">
            <text:p>1.03</text:p>
          </table:table-cell>
          <table:table-cell office:value-type="float" office:value="-2.7">
            <text:p>-2.7</text:p>
          </table:table-cell>
          <table:table-cell table:formula="oooc:=([.D80]+100)/100" office:value-type="float" office:value="0.973">
            <text:p>0.97</text:p>
          </table:table-cell>
          <table:table-cell office:value-type="float" office:value="3.71">
            <text:p>3.71</text:p>
          </table:table-cell>
          <table:table-cell table:formula="oooc:=([.F80]+100)/100" office:value-type="float" office:value="1.0371">
            <text:p>1.0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.58">
            <text:p>10.58</text:p>
          </table:table-cell>
          <table:table-cell table:formula="oooc:=([.B81]+100)/100" office:value-type="float" office:value="1.1058">
            <text:p>1.11</text:p>
          </table:table-cell>
          <table:table-cell office:value-type="float" office:value="1.04">
            <text:p>1.04</text:p>
          </table:table-cell>
          <table:table-cell table:formula="oooc:=([.D81]+100)/100" office:value-type="float" office:value="1.0104">
            <text:p>1.01</text:p>
          </table:table-cell>
          <table:table-cell office:value-type="float" office:value="11.91">
            <text:p>11.91</text:p>
          </table:table-cell>
          <table:table-cell table:formula="oooc:=([.F81]+100)/100" office:value-type="float" office:value="1.1191">
            <text:p>1.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ooc:=PRODUCT([.C2:.C81])" office:value-type="float" office:value="145.028552395628">
            <text:p>145.03</text:p>
          </table:table-cell>
          <table:table-cell/>
          <table:table-cell table:formula="oooc:=PRODUCT([.E2:.E81])" office:value-type="float" office:value="9.56496988547494">
            <text:p>9.56</text:p>
          </table:table-cell>
          <table:table-cell/>
          <table:table-cell table:formula="oooc:=PRODUCT([.G2:.G81])" office:value-type="float" office:value="17.1635147659918">
            <text:p>17.16</text:p>
          </table:table-cell>
        </table:table-row>
        <table:table-row table:style-name="ro1">
          <table:table-cell/>
          <table:table-cell office:value-type="string">
            <text:p>CAGR mult</text:p>
          </table:table-cell>
          <table:table-cell table:style-name="ce2" table:formula="oooc:=([.C83]^(1/80))" office:value-type="float" office:value="1.06418753804751">
            <text:p>1.0642</text:p>
          </table:table-cell>
          <table:table-cell table:style-name="ce2"/>
          <table:table-cell table:style-name="ce2" table:formula="oooc:=([.E83]^(1/80))" office:value-type="float" office:value="1.02862848111693">
            <text:p>1.0286</text:p>
          </table:table-cell>
          <table:table-cell table:style-name="ce2"/>
          <table:table-cell table:style-name="ce2" table:formula="oooc:=([.G83]^(1/80))" office:value-type="float" office:value="1.03617373090657">
            <text:p>1.0362</text:p>
          </table:table-cell>
        </table:table-row>
        <table:table-row table:style-name="ro2">
          <table:table-cell/>
          <table:table-cell table:style-name="ce1" office:value-type="string">
            <text:p>Premium:</text:p>
          </table:table-cell>
          <table:table-cell table:style-name="ce3" table:formula="oooc:=([.C84]-1)" office:value-type="percentage" office:value="0.0641875380475105">
            <text:p>6.42%</text:p>
          </table:table-cell>
          <table:table-cell table:style-name="ce4"/>
          <table:table-cell table:style-name="ce3" table:formula="oooc:=([.E84]-1)" office:value-type="percentage" office:value="0.0286284811169291">
            <text:p>2.86%</text:p>
          </table:table-cell>
          <table:table-cell table:style-name="ce4"/>
          <table:table-cell table:style-name="ce3" table:formula="oooc:=([.G84]-1)" office:value-type="percentage" office:value="0.0361737309065651">
            <text:p>3.62%</text:p>
          </table:table-cell>
        </table:table-row>
      </table:table>
      <table:table table:name="40 yea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Rm-Rf</text:p>
          </table:table-cell>
          <table:table-cell office:value-type="string">
            <text:p>Multiplier</text:p>
          </table:table-cell>
          <table:table-cell office:value-type="string">
            <text:p>SMB</text:p>
          </table:table-cell>
          <table:table-cell office:value-type="string">
            <text:p>Multiplier</text:p>
          </table:table-cell>
          <table:table-cell office:value-type="string">
            <text:p>HML</text:p>
          </table:table-cell>
          <table:table-cell office:value-type="string">
            <text:p>Multiplier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24">
            <text:p>24</text:p>
          </table:table-cell>
          <table:table-cell table:formula="oooc:=([.B2]+100)/100" office:value-type="float" office:value="1.24">
            <text:p>1.24</text:p>
          </table:table-cell>
          <table:table-cell office:value-type="float" office:value="50.61">
            <text:p>50.61</text:p>
          </table:table-cell>
          <table:table-cell table:formula="oooc:=([.D2]+100)/100" office:value-type="float" office:value="1.5061">
            <text:p>1.51</text:p>
          </table:table-cell>
          <table:table-cell office:value-type="float" office:value="-9.15">
            <text:p>-9.15</text:p>
          </table:table-cell>
          <table:table-cell table:formula="oooc:=([.F2]+100)/100" office:value-type="float" office:value="0.9085">
            <text:p>0.91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9.02">
            <text:p>9.02</text:p>
          </table:table-cell>
          <table:table-cell table:formula="oooc:=([.B3]+100)/100" office:value-type="float" office:value="1.0902">
            <text:p>1.09</text:p>
          </table:table-cell>
          <table:table-cell office:value-type="float" office:value="24.23">
            <text:p>24.23</text:p>
          </table:table-cell>
          <table:table-cell table:formula="oooc:=([.D3]+100)/100" office:value-type="float" office:value="1.2423">
            <text:p>1.24</text:p>
          </table:table-cell>
          <table:table-cell office:value-type="float" office:value="18.06">
            <text:p>18.06</text:p>
          </table:table-cell>
          <table:table-cell table:formula="oooc:=([.F3]+100)/100" office:value-type="float" office:value="1.1806">
            <text:p>1.18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-17.2">
            <text:p>-17.2</text:p>
          </table:table-cell>
          <table:table-cell table:formula="oooc:=([.B4]+100)/100" office:value-type="float" office:value="0.828">
            <text:p>0.83</text:p>
          </table:table-cell>
          <table:table-cell office:value-type="float" office:value="-13.99">
            <text:p>-13.99</text:p>
          </table:table-cell>
          <table:table-cell table:formula="oooc:=([.D4]+100)/100" office:value-type="float" office:value="0.8601">
            <text:p>0.86</text:p>
          </table:table-cell>
          <table:table-cell office:value-type="float" office:value="-10.71">
            <text:p>-10.71</text:p>
          </table:table-cell>
          <table:table-cell table:formula="oooc:=([.F4]+100)/100" office:value-type="float" office:value="0.8929">
            <text:p>0.89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-5.65">
            <text:p>-5.65</text:p>
          </table:table-cell>
          <table:table-cell table:formula="oooc:=([.B5]+100)/100" office:value-type="float" office:value="0.9435">
            <text:p>0.94</text:p>
          </table:table-cell>
          <table:table-cell office:value-type="float" office:value="-11.47">
            <text:p>-11.47</text:p>
          </table:table-cell>
          <table:table-cell table:formula="oooc:=([.D5]+100)/100" office:value-type="float" office:value="0.8853">
            <text:p>0.89</text:p>
          </table:table-cell>
          <table:table-cell office:value-type="float" office:value="21.58">
            <text:p>21.58</text:p>
          </table:table-cell>
          <table:table-cell table:formula="oooc:=([.F5]+100)/100" office:value-type="float" office:value="1.2158">
            <text:p>1.22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1.65">
            <text:p>11.65</text:p>
          </table:table-cell>
          <table:table-cell table:formula="oooc:=([.B6]+100)/100" office:value-type="float" office:value="1.1165">
            <text:p>1.12</text:p>
          </table:table-cell>
          <table:table-cell office:value-type="float" office:value="6.26">
            <text:p>6.26</text:p>
          </table:table-cell>
          <table:table-cell table:formula="oooc:=([.D6]+100)/100" office:value-type="float" office:value="1.0626">
            <text:p>1.06</text:p>
          </table:table-cell>
          <table:table-cell office:value-type="float" office:value="-11.39">
            <text:p>-11.39</text:p>
          </table:table-cell>
          <table:table-cell table:formula="oooc:=([.F6]+100)/100" office:value-type="float" office:value="0.8861">
            <text:p>0.89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2.97">
            <text:p>12.97</text:p>
          </table:table-cell>
          <table:table-cell table:formula="oooc:=([.B7]+100)/100" office:value-type="float" office:value="1.1297">
            <text:p>1.13</text:p>
          </table:table-cell>
          <table:table-cell office:value-type="float" office:value="-12.24">
            <text:p>-12.24</text:p>
          </table:table-cell>
          <table:table-cell table:formula="oooc:=([.D7]+100)/100" office:value-type="float" office:value="0.8776">
            <text:p>0.88</text:p>
          </table:table-cell>
          <table:table-cell office:value-type="float" office:value="2.09">
            <text:p>2.09</text:p>
          </table:table-cell>
          <table:table-cell table:formula="oooc:=([.F7]+100)/100" office:value-type="float" office:value="1.0209">
            <text:p>1.02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-24.69">
            <text:p>-24.69</text:p>
          </table:table-cell>
          <table:table-cell table:formula="oooc:=([.B8]+100)/100" office:value-type="float" office:value="0.7531">
            <text:p>0.75</text:p>
          </table:table-cell>
          <table:table-cell office:value-type="float" office:value="-23.94">
            <text:p>-23.94</text:p>
          </table:table-cell>
          <table:table-cell table:formula="oooc:=([.D8]+100)/100" office:value-type="float" office:value="0.7606">
            <text:p>0.76</text:p>
          </table:table-cell>
          <table:table-cell office:value-type="float" office:value="17.98">
            <text:p>17.98</text:p>
          </table:table-cell>
          <table:table-cell table:formula="oooc:=([.F8]+100)/100" office:value-type="float" office:value="1.1798">
            <text:p>1.18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-35.7">
            <text:p>-35.7</text:p>
          </table:table-cell>
          <table:table-cell table:formula="oooc:=([.B9]+100)/100" office:value-type="float" office:value="0.643">
            <text:p>0.64</text:p>
          </table:table-cell>
          <table:table-cell office:value-type="float" office:value="-0.61">
            <text:p>-0.61</text:p>
          </table:table-cell>
          <table:table-cell table:formula="oooc:=([.D9]+100)/100" office:value-type="float" office:value="0.9939">
            <text:p>0.99</text:p>
          </table:table-cell>
          <table:table-cell office:value-type="float" office:value="9.36">
            <text:p>9.36</text:p>
          </table:table-cell>
          <table:table-cell table:formula="oooc:=([.F9]+100)/100" office:value-type="float" office:value="1.0936">
            <text:p>1.09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32.35">
            <text:p>32.35</text:p>
          </table:table-cell>
          <table:table-cell table:formula="oooc:=([.B10]+100)/100" office:value-type="float" office:value="1.3235">
            <text:p>1.32</text:p>
          </table:table-cell>
          <table:table-cell office:value-type="float" office:value="15.04">
            <text:p>15.04</text:p>
          </table:table-cell>
          <table:table-cell table:formula="oooc:=([.D10]+100)/100" office:value-type="float" office:value="1.1504">
            <text:p>1.15</text:p>
          </table:table-cell>
          <table:table-cell office:value-type="float" office:value="8.63">
            <text:p>8.63</text:p>
          </table:table-cell>
          <table:table-cell table:formula="oooc:=([.F10]+100)/100" office:value-type="float" office:value="1.0863">
            <text:p>1.09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21.9">
            <text:p>21.9</text:p>
          </table:table-cell>
          <table:table-cell table:formula="oooc:=([.B11]+100)/100" office:value-type="float" office:value="1.219">
            <text:p>1.22</text:p>
          </table:table-cell>
          <table:table-cell office:value-type="float" office:value="13.8">
            <text:p>13.8</text:p>
          </table:table-cell>
          <table:table-cell table:formula="oooc:=([.D11]+100)/100" office:value-type="float" office:value="1.138">
            <text:p>1.14</text:p>
          </table:table-cell>
          <table:table-cell office:value-type="float" office:value="24.01">
            <text:p>24.01</text:p>
          </table:table-cell>
          <table:table-cell table:formula="oooc:=([.F11]+100)/100" office:value-type="float" office:value="1.2401">
            <text:p>1.24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-8.19">
            <text:p>-8.19</text:p>
          </table:table-cell>
          <table:table-cell table:formula="oooc:=([.B12]+100)/100" office:value-type="float" office:value="0.9181">
            <text:p>0.92</text:p>
          </table:table-cell>
          <table:table-cell office:value-type="float" office:value="23.24">
            <text:p>23.24</text:p>
          </table:table-cell>
          <table:table-cell table:formula="oooc:=([.D12]+100)/100" office:value-type="float" office:value="1.2324">
            <text:p>1.23</text:p>
          </table:table-cell>
          <table:table-cell office:value-type="float" office:value="7.79">
            <text:p>7.79</text:p>
          </table:table-cell>
          <table:table-cell table:formula="oooc:=([.F12]+100)/100" office:value-type="float" office:value="1.0779">
            <text:p>1.08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.04">
            <text:p>1.04</text:p>
          </table:table-cell>
          <table:table-cell table:formula="oooc:=([.B13]+100)/100" office:value-type="float" office:value="1.0104">
            <text:p>1.01</text:p>
          </table:table-cell>
          <table:table-cell office:value-type="float" office:value="14.16">
            <text:p>14.16</text:p>
          </table:table-cell>
          <table:table-cell table:formula="oooc:=([.D13]+100)/100" office:value-type="float" office:value="1.1416">
            <text:p>1.14</text:p>
          </table:table-cell>
          <table:table-cell office:value-type="float" office:value="0.47">
            <text:p>0.47</text:p>
          </table:table-cell>
          <table:table-cell table:formula="oooc:=([.F13]+100)/100" office:value-type="float" office:value="1.0047">
            <text:p>1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3.33">
            <text:p>13.33</text:p>
          </table:table-cell>
          <table:table-cell table:formula="oooc:=([.B14]+100)/100" office:value-type="float" office:value="1.1333">
            <text:p>1.13</text:p>
          </table:table-cell>
          <table:table-cell office:value-type="float" office:value="20.4">
            <text:p>20.4</text:p>
          </table:table-cell>
          <table:table-cell table:formula="oooc:=([.D14]+100)/100" office:value-type="float" office:value="1.204">
            <text:p>1.2</text:p>
          </table:table-cell>
          <table:table-cell office:value-type="float" office:value="-2.21">
            <text:p>-2.21</text:p>
          </table:table-cell>
          <table:table-cell table:formula="oooc:=([.F14]+100)/100" office:value-type="float" office:value="0.9779">
            <text:p>0.98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2.1">
            <text:p>22.1</text:p>
          </table:table-cell>
          <table:table-cell table:formula="oooc:=([.B15]+100)/100" office:value-type="float" office:value="1.221">
            <text:p>1.22</text:p>
          </table:table-cell>
          <table:table-cell office:value-type="float" office:value="5.59">
            <text:p>5.59</text:p>
          </table:table-cell>
          <table:table-cell table:formula="oooc:=([.D15]+100)/100" office:value-type="float" office:value="1.0559">
            <text:p>1.06</text:p>
          </table:table-cell>
          <table:table-cell office:value-type="float" office:value="-24.56">
            <text:p>-24.56</text:p>
          </table:table-cell>
          <table:table-cell table:formula="oooc:=([.F15]+100)/100" office:value-type="float" office:value="0.7544">
            <text:p>0.75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-18.05">
            <text:p>-18.05</text:p>
          </table:table-cell>
          <table:table-cell table:formula="oooc:=([.B16]+100)/100" office:value-type="float" office:value="0.8195">
            <text:p>0.82</text:p>
          </table:table-cell>
          <table:table-cell office:value-type="float" office:value="7.3">
            <text:p>7.3</text:p>
          </table:table-cell>
          <table:table-cell table:formula="oooc:=([.D16]+100)/100" office:value-type="float" office:value="1.073">
            <text:p>1.07</text:p>
          </table:table-cell>
          <table:table-cell office:value-type="float" office:value="24.57">
            <text:p>24.57</text:p>
          </table:table-cell>
          <table:table-cell table:formula="oooc:=([.F16]+100)/100" office:value-type="float" office:value="1.2457">
            <text:p>1.25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.78">
            <text:p>10.78</text:p>
          </table:table-cell>
          <table:table-cell table:formula="oooc:=([.B17]+100)/100" office:value-type="float" office:value="1.1078">
            <text:p>1.11</text:p>
          </table:table-cell>
          <table:table-cell office:value-type="float" office:value="8.79">
            <text:p>8.79</text:p>
          </table:table-cell>
          <table:table-cell table:formula="oooc:=([.D17]+100)/100" office:value-type="float" office:value="1.0879">
            <text:p>1.09</text:p>
          </table:table-cell>
          <table:table-cell office:value-type="float" office:value="13.16">
            <text:p>13.16</text:p>
          </table:table-cell>
          <table:table-cell table:formula="oooc:=([.F17]+100)/100" office:value-type="float" office:value="1.1316">
            <text:p>1.13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4.41">
            <text:p>14.41</text:p>
          </table:table-cell>
          <table:table-cell table:formula="oooc:=([.B18]+100)/100" office:value-type="float" office:value="1.1441">
            <text:p>1.14</text:p>
          </table:table-cell>
          <table:table-cell office:value-type="float" office:value="13.94">
            <text:p>13.94</text:p>
          </table:table-cell>
          <table:table-cell table:formula="oooc:=([.D18]+100)/100" office:value-type="float" office:value="1.1394">
            <text:p>1.14</text:p>
          </table:table-cell>
          <table:table-cell office:value-type="float" office:value="18.86">
            <text:p>18.86</text:p>
          </table:table-cell>
          <table:table-cell table:formula="oooc:=([.F18]+100)/100" office:value-type="float" office:value="1.1886">
            <text:p>1.19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-4.76">
            <text:p>-4.76</text:p>
          </table:table-cell>
          <table:table-cell table:formula="oooc:=([.B19]+100)/100" office:value-type="float" office:value="0.9524">
            <text:p>0.95</text:p>
          </table:table-cell>
          <table:table-cell office:value-type="float" office:value="-8.61">
            <text:p>-8.61</text:p>
          </table:table-cell>
          <table:table-cell table:formula="oooc:=([.D19]+100)/100" office:value-type="float" office:value="0.9139">
            <text:p>0.91</text:p>
          </table:table-cell>
          <table:table-cell office:value-type="float" office:value="18.63">
            <text:p>18.63</text:p>
          </table:table-cell>
          <table:table-cell table:formula="oooc:=([.F19]+100)/100" office:value-type="float" office:value="1.1863">
            <text:p>1.19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4.63">
            <text:p>24.63</text:p>
          </table:table-cell>
          <table:table-cell table:formula="oooc:=([.B20]+100)/100" office:value-type="float" office:value="1.2463">
            <text:p>1.25</text:p>
          </table:table-cell>
          <table:table-cell office:value-type="float" office:value="-0.92">
            <text:p>-0.92</text:p>
          </table:table-cell>
          <table:table-cell table:formula="oooc:=([.D20]+100)/100" office:value-type="float" office:value="0.9908">
            <text:p>0.99</text:p>
          </table:table-cell>
          <table:table-cell office:value-type="float" office:value="1.16">
            <text:p>1.16</text:p>
          </table:table-cell>
          <table:table-cell table:formula="oooc:=([.F20]+100)/100" office:value-type="float" office:value="1.0116">
            <text:p>1.0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.41">
            <text:p>10.41</text:p>
          </table:table-cell>
          <table:table-cell table:formula="oooc:=([.B21]+100)/100" office:value-type="float" office:value="1.1041">
            <text:p>1.1</text:p>
          </table:table-cell>
          <table:table-cell office:value-type="float" office:value="-10">
            <text:p>-10</text:p>
          </table:table-cell>
          <table:table-cell table:formula="oooc:=([.D21]+100)/100" office:value-type="float" office:value="0.9">
            <text:p>0.9</text:p>
          </table:table-cell>
          <table:table-cell office:value-type="float" office:value="9.99">
            <text:p>9.99</text:p>
          </table:table-cell>
          <table:table-cell table:formula="oooc:=([.F21]+100)/100" office:value-type="float" office:value="1.0999">
            <text:p>1.1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-3.51">
            <text:p>-3.51</text:p>
          </table:table-cell>
          <table:table-cell table:formula="oooc:=([.B22]+100)/100" office:value-type="float" office:value="0.9649">
            <text:p>0.96</text:p>
          </table:table-cell>
          <table:table-cell office:value-type="float" office:value="-10.39">
            <text:p>-10.39</text:p>
          </table:table-cell>
          <table:table-cell table:formula="oooc:=([.D22]+100)/100" office:value-type="float" office:value="0.8961">
            <text:p>0.9</text:p>
          </table:table-cell>
          <table:table-cell office:value-type="float" office:value="-2.54">
            <text:p>-2.54</text:p>
          </table:table-cell>
          <table:table-cell table:formula="oooc:=([.F22]+100)/100" office:value-type="float" office:value="0.9746">
            <text:p>0.9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.55">
            <text:p>11.55</text:p>
          </table:table-cell>
          <table:table-cell table:formula="oooc:=([.B23]+100)/100" office:value-type="float" office:value="1.1155">
            <text:p>1.12</text:p>
          </table:table-cell>
          <table:table-cell office:value-type="float" office:value="6.72">
            <text:p>6.72</text:p>
          </table:table-cell>
          <table:table-cell table:formula="oooc:=([.D23]+100)/100" office:value-type="float" office:value="1.0672">
            <text:p>1.07</text:p>
          </table:table-cell>
          <table:table-cell office:value-type="float" office:value="13.78">
            <text:p>13.78</text:p>
          </table:table-cell>
          <table:table-cell table:formula="oooc:=([.F23]+100)/100" office:value-type="float" office:value="1.1378">
            <text:p>1.14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20.51">
            <text:p>20.51</text:p>
          </table:table-cell>
          <table:table-cell table:formula="oooc:=([.B24]+100)/100" office:value-type="float" office:value="1.2051">
            <text:p>1.21</text:p>
          </table:table-cell>
          <table:table-cell office:value-type="float" office:value="-12.01">
            <text:p>-12.01</text:p>
          </table:table-cell>
          <table:table-cell table:formula="oooc:=([.D24]+100)/100" office:value-type="float" office:value="0.8799">
            <text:p>0.88</text:p>
          </table:table-cell>
          <table:table-cell office:value-type="float" office:value="-5.64">
            <text:p>-5.64</text:p>
          </table:table-cell>
          <table:table-cell table:formula="oooc:=([.F24]+100)/100" office:value-type="float" office:value="0.9436">
            <text:p>0.94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-13.84">
            <text:p>-13.84</text:p>
          </table:table-cell>
          <table:table-cell table:formula="oooc:=([.B25]+100)/100" office:value-type="float" office:value="0.8616">
            <text:p>0.86</text:p>
          </table:table-cell>
          <table:table-cell office:value-type="float" office:value="-14.4">
            <text:p>-14.4</text:p>
          </table:table-cell>
          <table:table-cell table:formula="oooc:=([.D25]+100)/100" office:value-type="float" office:value="0.856">
            <text:p>0.86</text:p>
          </table:table-cell>
          <table:table-cell office:value-type="float" office:value="-10.6">
            <text:p>-10.6</text:p>
          </table:table-cell>
          <table:table-cell table:formula="oooc:=([.F25]+100)/100" office:value-type="float" office:value="0.894">
            <text:p>0.89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9.1">
            <text:p>29.1</text:p>
          </table:table-cell>
          <table:table-cell table:formula="oooc:=([.B26]+100)/100" office:value-type="float" office:value="1.291">
            <text:p>1.29</text:p>
          </table:table-cell>
          <table:table-cell office:value-type="float" office:value="16.51">
            <text:p>16.51</text:p>
          </table:table-cell>
          <table:table-cell table:formula="oooc:=([.D26]+100)/100" office:value-type="float" office:value="1.1651">
            <text:p>1.17</text:p>
          </table:table-cell>
          <table:table-cell office:value-type="float" office:value="-15.08">
            <text:p>-15.08</text:p>
          </table:table-cell>
          <table:table-cell table:formula="oooc:=([.F26]+100)/100" office:value-type="float" office:value="0.8492">
            <text:p>0.8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.41">
            <text:p>6.41</text:p>
          </table:table-cell>
          <table:table-cell table:formula="oooc:=([.B27]+100)/100" office:value-type="float" office:value="1.0641">
            <text:p>1.06</text:p>
          </table:table-cell>
          <table:table-cell office:value-type="float" office:value="7.78">
            <text:p>7.78</text:p>
          </table:table-cell>
          <table:table-cell table:formula="oooc:=([.D27]+100)/100" office:value-type="float" office:value="1.0778">
            <text:p>1.08</text:p>
          </table:table-cell>
          <table:table-cell office:value-type="float" office:value="23.05">
            <text:p>23.05</text:p>
          </table:table-cell>
          <table:table-cell table:formula="oooc:=([.F27]+100)/100" office:value-type="float" office:value="1.2305">
            <text:p>1.2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8.37">
            <text:p>8.37</text:p>
          </table:table-cell>
          <table:table-cell table:formula="oooc:=([.B28]+100)/100" office:value-type="float" office:value="1.0837">
            <text:p>1.08</text:p>
          </table:table-cell>
          <table:table-cell office:value-type="float" office:value="7.47">
            <text:p>7.47</text:p>
          </table:table-cell>
          <table:table-cell table:formula="oooc:=([.D28]+100)/100" office:value-type="float" office:value="1.0747">
            <text:p>1.07</text:p>
          </table:table-cell>
          <table:table-cell office:value-type="float" office:value="16.95">
            <text:p>16.95</text:p>
          </table:table-cell>
          <table:table-cell table:formula="oooc:=([.F28]+100)/100" office:value-type="float" office:value="1.1695">
            <text:p>1.17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-4.11">
            <text:p>-4.11</text:p>
          </table:table-cell>
          <table:table-cell table:formula="oooc:=([.B29]+100)/100" office:value-type="float" office:value="0.9589">
            <text:p>0.96</text:p>
          </table:table-cell>
          <table:table-cell office:value-type="float" office:value="0.39">
            <text:p>0.39</text:p>
          </table:table-cell>
          <table:table-cell table:formula="oooc:=([.D29]+100)/100" office:value-type="float" office:value="1.0039">
            <text:p>1</text:p>
          </table:table-cell>
          <table:table-cell office:value-type="float" office:value="-0.08">
            <text:p>-0.08</text:p>
          </table:table-cell>
          <table:table-cell table:formula="oooc:=([.F29]+100)/100" office:value-type="float" office:value="0.9992">
            <text:p>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1.04">
            <text:p>31.04</text:p>
          </table:table-cell>
          <table:table-cell table:formula="oooc:=([.B30]+100)/100" office:value-type="float" office:value="1.3104">
            <text:p>1.31</text:p>
          </table:table-cell>
          <table:table-cell office:value-type="float" office:value="-6.94">
            <text:p>-6.94</text:p>
          </table:table-cell>
          <table:table-cell table:formula="oooc:=([.D30]+100)/100" office:value-type="float" office:value="0.9306">
            <text:p>0.93</text:p>
          </table:table-cell>
          <table:table-cell office:value-type="float" office:value="-3.46">
            <text:p>-3.46</text:p>
          </table:table-cell>
          <table:table-cell table:formula="oooc:=([.F30]+100)/100" office:value-type="float" office:value="0.9654">
            <text:p>0.9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6.25">
            <text:p>16.25</text:p>
          </table:table-cell>
          <table:table-cell table:formula="oooc:=([.B31]+100)/100" office:value-type="float" office:value="1.1625">
            <text:p>1.16</text:p>
          </table:table-cell>
          <table:table-cell office:value-type="float" office:value="-1.86">
            <text:p>-1.86</text:p>
          </table:table-cell>
          <table:table-cell table:formula="oooc:=([.D31]+100)/100" office:value-type="float" office:value="0.9814">
            <text:p>0.98</text:p>
          </table:table-cell>
          <table:table-cell office:value-type="float" office:value="0.22">
            <text:p>0.22</text:p>
          </table:table-cell>
          <table:table-cell table:formula="oooc:=([.F31]+100)/100" office:value-type="float" office:value="1.0022">
            <text:p>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6.07">
            <text:p>26.07</text:p>
          </table:table-cell>
          <table:table-cell table:formula="oooc:=([.B32]+100)/100" office:value-type="float" office:value="1.2607">
            <text:p>1.26</text:p>
          </table:table-cell>
          <table:table-cell office:value-type="float" office:value="-3.73">
            <text:p>-3.73</text:p>
          </table:table-cell>
          <table:table-cell table:formula="oooc:=([.D32]+100)/100" office:value-type="float" office:value="0.9627">
            <text:p>0.96</text:p>
          </table:table-cell>
          <table:table-cell office:value-type="float" office:value="11.14">
            <text:p>11.14</text:p>
          </table:table-cell>
          <table:table-cell table:formula="oooc:=([.F32]+100)/100" office:value-type="float" office:value="1.1114">
            <text:p>1.1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9.41">
            <text:p>19.41</text:p>
          </table:table-cell>
          <table:table-cell table:formula="oooc:=([.B33]+100)/100" office:value-type="float" office:value="1.1941">
            <text:p>1.19</text:p>
          </table:table-cell>
          <table:table-cell office:value-type="float" office:value="-23.29">
            <text:p>-23.29</text:p>
          </table:table-cell>
          <table:table-cell table:formula="oooc:=([.D33]+100)/100" office:value-type="float" office:value="0.7671">
            <text:p>0.77</text:p>
          </table:table-cell>
          <table:table-cell office:value-type="float" office:value="-15.03">
            <text:p>-15.03</text:p>
          </table:table-cell>
          <table:table-cell table:formula="oooc:=([.F33]+100)/100" office:value-type="float" office:value="0.8497">
            <text:p>0.8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0.21">
            <text:p>20.21</text:p>
          </table:table-cell>
          <table:table-cell table:formula="oooc:=([.B34]+100)/100" office:value-type="float" office:value="1.2021">
            <text:p>1.2</text:p>
          </table:table-cell>
          <table:table-cell office:value-type="float" office:value="11.66">
            <text:p>11.66</text:p>
          </table:table-cell>
          <table:table-cell table:formula="oooc:=([.D34]+100)/100" office:value-type="float" office:value="1.1166">
            <text:p>1.12</text:p>
          </table:table-cell>
          <table:table-cell office:value-type="float" office:value="-39.4">
            <text:p>-39.4</text:p>
          </table:table-cell>
          <table:table-cell table:formula="oooc:=([.F34]+100)/100" office:value-type="float" office:value="0.606">
            <text:p>0.6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-16.71">
            <text:p>-16.71</text:p>
          </table:table-cell>
          <table:table-cell table:formula="oooc:=([.B35]+100)/100" office:value-type="float" office:value="0.8329">
            <text:p>0.83</text:p>
          </table:table-cell>
          <table:table-cell office:value-type="float" office:value="-5.69">
            <text:p>-5.69</text:p>
          </table:table-cell>
          <table:table-cell table:formula="oooc:=([.D35]+100)/100" office:value-type="float" office:value="0.9431">
            <text:p>0.94</text:p>
          </table:table-cell>
          <table:table-cell office:value-type="float" office:value="21.39">
            <text:p>21.39</text:p>
          </table:table-cell>
          <table:table-cell table:formula="oooc:=([.F35]+100)/100" office:value-type="float" office:value="1.2139">
            <text:p>1.2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-14.78">
            <text:p>-14.78</text:p>
          </table:table-cell>
          <table:table-cell table:formula="oooc:=([.B36]+100)/100" office:value-type="float" office:value="0.8522">
            <text:p>0.85</text:p>
          </table:table-cell>
          <table:table-cell office:value-type="float" office:value="28.41">
            <text:p>28.41</text:p>
          </table:table-cell>
          <table:table-cell table:formula="oooc:=([.D36]+100)/100" office:value-type="float" office:value="1.2841">
            <text:p>1.28</text:p>
          </table:table-cell>
          <table:table-cell office:value-type="float" office:value="27.24">
            <text:p>27.24</text:p>
          </table:table-cell>
          <table:table-cell table:formula="oooc:=([.F36]+100)/100" office:value-type="float" office:value="1.2724">
            <text:p>1.2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-22.91">
            <text:p>-22.91</text:p>
          </table:table-cell>
          <table:table-cell table:formula="oooc:=([.B37]+100)/100" office:value-type="float" office:value="0.7709">
            <text:p>0.77</text:p>
          </table:table-cell>
          <table:table-cell office:value-type="float" office:value="4.35">
            <text:p>4.35</text:p>
          </table:table-cell>
          <table:table-cell table:formula="oooc:=([.D37]+100)/100" office:value-type="float" office:value="1.0435">
            <text:p>1.04</text:p>
          </table:table-cell>
          <table:table-cell office:value-type="float" office:value="3.71">
            <text:p>3.71</text:p>
          </table:table-cell>
          <table:table-cell table:formula="oooc:=([.F37]+100)/100" office:value-type="float" office:value="1.0371">
            <text:p>1.0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0.74">
            <text:p>30.74</text:p>
          </table:table-cell>
          <table:table-cell table:formula="oooc:=([.B38]+100)/100" office:value-type="float" office:value="1.3074">
            <text:p>1.31</text:p>
          </table:table-cell>
          <table:table-cell office:value-type="float" office:value="28.08">
            <text:p>28.08</text:p>
          </table:table-cell>
          <table:table-cell table:formula="oooc:=([.D38]+100)/100" office:value-type="float" office:value="1.2808">
            <text:p>1.28</text:p>
          </table:table-cell>
          <table:table-cell office:value-type="float" office:value="15.14">
            <text:p>15.14</text:p>
          </table:table-cell>
          <table:table-cell table:formula="oooc:=([.F38]+100)/100" office:value-type="float" office:value="1.1514">
            <text:p>1.1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.69">
            <text:p>10.69</text:p>
          </table:table-cell>
          <table:table-cell table:formula="oooc:=([.B39]+100)/100" office:value-type="float" office:value="1.1069">
            <text:p>1.11</text:p>
          </table:table-cell>
          <table:table-cell office:value-type="float" office:value="6.32">
            <text:p>6.32</text:p>
          </table:table-cell>
          <table:table-cell table:formula="oooc:=([.D39]+100)/100" office:value-type="float" office:value="1.0632">
            <text:p>1.06</text:p>
          </table:table-cell>
          <table:table-cell office:value-type="float" office:value="13.21">
            <text:p>13.21</text:p>
          </table:table-cell>
          <table:table-cell table:formula="oooc:=([.F39]+100)/100" office:value-type="float" office:value="1.1321">
            <text:p>1.1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.21">
            <text:p>3.21</text:p>
          </table:table-cell>
          <table:table-cell table:formula="oooc:=([.B40]+100)/100" office:value-type="float" office:value="1.0321">
            <text:p>1.03</text:p>
          </table:table-cell>
          <table:table-cell office:value-type="float" office:value="-2.7">
            <text:p>-2.7</text:p>
          </table:table-cell>
          <table:table-cell table:formula="oooc:=([.D40]+100)/100" office:value-type="float" office:value="0.973">
            <text:p>0.97</text:p>
          </table:table-cell>
          <table:table-cell office:value-type="float" office:value="3.71">
            <text:p>3.71</text:p>
          </table:table-cell>
          <table:table-cell table:formula="oooc:=([.F40]+100)/100" office:value-type="float" office:value="1.0371">
            <text:p>1.0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.58">
            <text:p>10.58</text:p>
          </table:table-cell>
          <table:table-cell table:formula="oooc:=([.B41]+100)/100" office:value-type="float" office:value="1.1058">
            <text:p>1.11</text:p>
          </table:table-cell>
          <table:table-cell office:value-type="float" office:value="1.04">
            <text:p>1.04</text:p>
          </table:table-cell>
          <table:table-cell table:formula="oooc:=([.D41]+100)/100" office:value-type="float" office:value="1.0104">
            <text:p>1.01</text:p>
          </table:table-cell>
          <table:table-cell office:value-type="float" office:value="11.91">
            <text:p>11.91</text:p>
          </table:table-cell>
          <table:table-cell table:formula="oooc:=([.F41]+100)/100" office:value-type="float" office:value="1.1191">
            <text:p>1.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ooc:=PRODUCT([.C2:.C41])" office:value-type="float" office:value="7.22754999621547">
            <text:p>7.23</text:p>
          </table:table-cell>
          <table:table-cell/>
          <table:table-cell table:formula="oooc:=PRODUCT([.E2:.E41])" office:value-type="float" office:value="3.16937007720685">
            <text:p>3.17</text:p>
          </table:table-cell>
          <table:table-cell/>
          <table:table-cell table:formula="oooc:=PRODUCT([.G2:.G41])" office:value-type="float" office:value="4.95794606039735">
            <text:p>4.96</text:p>
          </table:table-cell>
        </table:table-row>
        <table:table-row table:style-name="ro3">
          <table:table-cell/>
          <table:table-cell office:value-type="string">
            <text:p>CAGR mult</text:p>
          </table:table-cell>
          <table:table-cell table:style-name="ce2" table:formula="oooc:=([.C43]^(1/40))" office:value-type="float" office:value="1.05069043247124">
            <text:p>1.0507</text:p>
          </table:table-cell>
          <table:table-cell table:style-name="ce2"/>
          <table:table-cell table:style-name="ce2" table:formula="oooc:=([.E43]^(1/40))" office:value-type="float" office:value="1.02925817195871">
            <text:p>1.0293</text:p>
          </table:table-cell>
          <table:table-cell table:style-name="ce2"/>
          <table:table-cell table:style-name="ce2" table:formula="oooc:=([.G43]^(1/40))" office:value-type="float" office:value="1.04083657502076">
            <text:p>1.0408</text:p>
          </table:table-cell>
        </table:table-row>
        <table:table-row table:style-name="ro2">
          <table:table-cell/>
          <table:table-cell table:style-name="ce1" office:value-type="string">
            <text:p>Premium:</text:p>
          </table:table-cell>
          <table:table-cell table:style-name="ce3" table:formula="oooc:=([.C44]-1)" office:value-type="percentage" office:value="0.0506904324712405">
            <text:p>5.07%</text:p>
          </table:table-cell>
          <table:table-cell table:style-name="ce4"/>
          <table:table-cell table:style-name="ce3" table:formula="oooc:=([.E44]-1)" office:value-type="percentage" office:value="0.0292581719587091">
            <text:p>2.93%</text:p>
          </table:table-cell>
          <table:table-cell table:style-name="ce4"/>
          <table:table-cell table:style-name="ce3" table:formula="oooc:=([.G44]-1)" office:value-type="percentage" office:value="0.0408365750207631">
            <text:p>4.08%</text:p>
          </table:table-cell>
        </table:table-row>
      </table:table>
      <table:table table:name="30 yea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Rm-Rf</text:p>
          </table:table-cell>
          <table:table-cell office:value-type="string">
            <text:p>Multiplier</text:p>
          </table:table-cell>
          <table:table-cell office:value-type="string">
            <text:p>SMB</text:p>
          </table:table-cell>
          <table:table-cell office:value-type="string">
            <text:p>Multiplier</text:p>
          </table:table-cell>
          <table:table-cell office:value-type="string">
            <text:p>HML</text:p>
          </table:table-cell>
          <table:table-cell office:value-type="string">
            <text:p>Multiplier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-8.19">
            <text:p>-8.19</text:p>
          </table:table-cell>
          <table:table-cell table:formula="oooc:=([.B2]+100)/100" office:value-type="float" office:value="0.9181">
            <text:p>0.92</text:p>
          </table:table-cell>
          <table:table-cell office:value-type="float" office:value="23.24">
            <text:p>23.24</text:p>
          </table:table-cell>
          <table:table-cell table:formula="oooc:=([.D2]+100)/100" office:value-type="float" office:value="1.2324">
            <text:p>1.23</text:p>
          </table:table-cell>
          <table:table-cell office:value-type="float" office:value="7.79">
            <text:p>7.79</text:p>
          </table:table-cell>
          <table:table-cell table:formula="oooc:=([.F2]+100)/100" office:value-type="float" office:value="1.0779">
            <text:p>1.08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.04">
            <text:p>1.04</text:p>
          </table:table-cell>
          <table:table-cell table:formula="oooc:=([.B3]+100)/100" office:value-type="float" office:value="1.0104">
            <text:p>1.01</text:p>
          </table:table-cell>
          <table:table-cell office:value-type="float" office:value="14.16">
            <text:p>14.16</text:p>
          </table:table-cell>
          <table:table-cell table:formula="oooc:=([.D3]+100)/100" office:value-type="float" office:value="1.1416">
            <text:p>1.14</text:p>
          </table:table-cell>
          <table:table-cell office:value-type="float" office:value="0.47">
            <text:p>0.47</text:p>
          </table:table-cell>
          <table:table-cell table:formula="oooc:=([.F3]+100)/100" office:value-type="float" office:value="1.0047">
            <text:p>1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3.33">
            <text:p>13.33</text:p>
          </table:table-cell>
          <table:table-cell table:formula="oooc:=([.B4]+100)/100" office:value-type="float" office:value="1.1333">
            <text:p>1.13</text:p>
          </table:table-cell>
          <table:table-cell office:value-type="float" office:value="20.4">
            <text:p>20.4</text:p>
          </table:table-cell>
          <table:table-cell table:formula="oooc:=([.D4]+100)/100" office:value-type="float" office:value="1.204">
            <text:p>1.2</text:p>
          </table:table-cell>
          <table:table-cell office:value-type="float" office:value="-2.21">
            <text:p>-2.21</text:p>
          </table:table-cell>
          <table:table-cell table:formula="oooc:=([.F4]+100)/100" office:value-type="float" office:value="0.9779">
            <text:p>0.98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2.1">
            <text:p>22.1</text:p>
          </table:table-cell>
          <table:table-cell table:formula="oooc:=([.B5]+100)/100" office:value-type="float" office:value="1.221">
            <text:p>1.22</text:p>
          </table:table-cell>
          <table:table-cell office:value-type="float" office:value="5.59">
            <text:p>5.59</text:p>
          </table:table-cell>
          <table:table-cell table:formula="oooc:=([.D5]+100)/100" office:value-type="float" office:value="1.0559">
            <text:p>1.06</text:p>
          </table:table-cell>
          <table:table-cell office:value-type="float" office:value="-24.56">
            <text:p>-24.56</text:p>
          </table:table-cell>
          <table:table-cell table:formula="oooc:=([.F5]+100)/100" office:value-type="float" office:value="0.7544">
            <text:p>0.75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-18.05">
            <text:p>-18.05</text:p>
          </table:table-cell>
          <table:table-cell table:formula="oooc:=([.B6]+100)/100" office:value-type="float" office:value="0.8195">
            <text:p>0.82</text:p>
          </table:table-cell>
          <table:table-cell office:value-type="float" office:value="7.3">
            <text:p>7.3</text:p>
          </table:table-cell>
          <table:table-cell table:formula="oooc:=([.D6]+100)/100" office:value-type="float" office:value="1.073">
            <text:p>1.07</text:p>
          </table:table-cell>
          <table:table-cell office:value-type="float" office:value="24.57">
            <text:p>24.57</text:p>
          </table:table-cell>
          <table:table-cell table:formula="oooc:=([.F6]+100)/100" office:value-type="float" office:value="1.2457">
            <text:p>1.25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.78">
            <text:p>10.78</text:p>
          </table:table-cell>
          <table:table-cell table:formula="oooc:=([.B7]+100)/100" office:value-type="float" office:value="1.1078">
            <text:p>1.11</text:p>
          </table:table-cell>
          <table:table-cell office:value-type="float" office:value="8.79">
            <text:p>8.79</text:p>
          </table:table-cell>
          <table:table-cell table:formula="oooc:=([.D7]+100)/100" office:value-type="float" office:value="1.0879">
            <text:p>1.09</text:p>
          </table:table-cell>
          <table:table-cell office:value-type="float" office:value="13.16">
            <text:p>13.16</text:p>
          </table:table-cell>
          <table:table-cell table:formula="oooc:=([.F7]+100)/100" office:value-type="float" office:value="1.1316">
            <text:p>1.13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4.41">
            <text:p>14.41</text:p>
          </table:table-cell>
          <table:table-cell table:formula="oooc:=([.B8]+100)/100" office:value-type="float" office:value="1.1441">
            <text:p>1.14</text:p>
          </table:table-cell>
          <table:table-cell office:value-type="float" office:value="13.94">
            <text:p>13.94</text:p>
          </table:table-cell>
          <table:table-cell table:formula="oooc:=([.D8]+100)/100" office:value-type="float" office:value="1.1394">
            <text:p>1.14</text:p>
          </table:table-cell>
          <table:table-cell office:value-type="float" office:value="18.86">
            <text:p>18.86</text:p>
          </table:table-cell>
          <table:table-cell table:formula="oooc:=([.F8]+100)/100" office:value-type="float" office:value="1.1886">
            <text:p>1.19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-4.76">
            <text:p>-4.76</text:p>
          </table:table-cell>
          <table:table-cell table:formula="oooc:=([.B9]+100)/100" office:value-type="float" office:value="0.9524">
            <text:p>0.95</text:p>
          </table:table-cell>
          <table:table-cell office:value-type="float" office:value="-8.61">
            <text:p>-8.61</text:p>
          </table:table-cell>
          <table:table-cell table:formula="oooc:=([.D9]+100)/100" office:value-type="float" office:value="0.9139">
            <text:p>0.91</text:p>
          </table:table-cell>
          <table:table-cell office:value-type="float" office:value="18.63">
            <text:p>18.63</text:p>
          </table:table-cell>
          <table:table-cell table:formula="oooc:=([.F9]+100)/100" office:value-type="float" office:value="1.1863">
            <text:p>1.19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4.63">
            <text:p>24.63</text:p>
          </table:table-cell>
          <table:table-cell table:formula="oooc:=([.B10]+100)/100" office:value-type="float" office:value="1.2463">
            <text:p>1.25</text:p>
          </table:table-cell>
          <table:table-cell office:value-type="float" office:value="-0.92">
            <text:p>-0.92</text:p>
          </table:table-cell>
          <table:table-cell table:formula="oooc:=([.D10]+100)/100" office:value-type="float" office:value="0.9908">
            <text:p>0.99</text:p>
          </table:table-cell>
          <table:table-cell office:value-type="float" office:value="1.16">
            <text:p>1.16</text:p>
          </table:table-cell>
          <table:table-cell table:formula="oooc:=([.F10]+100)/100" office:value-type="float" office:value="1.0116">
            <text:p>1.0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.41">
            <text:p>10.41</text:p>
          </table:table-cell>
          <table:table-cell table:formula="oooc:=([.B11]+100)/100" office:value-type="float" office:value="1.1041">
            <text:p>1.1</text:p>
          </table:table-cell>
          <table:table-cell office:value-type="float" office:value="-10">
            <text:p>-10</text:p>
          </table:table-cell>
          <table:table-cell table:formula="oooc:=([.D11]+100)/100" office:value-type="float" office:value="0.9">
            <text:p>0.9</text:p>
          </table:table-cell>
          <table:table-cell office:value-type="float" office:value="9.99">
            <text:p>9.99</text:p>
          </table:table-cell>
          <table:table-cell table:formula="oooc:=([.F11]+100)/100" office:value-type="float" office:value="1.0999">
            <text:p>1.1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-3.51">
            <text:p>-3.51</text:p>
          </table:table-cell>
          <table:table-cell table:formula="oooc:=([.B12]+100)/100" office:value-type="float" office:value="0.9649">
            <text:p>0.96</text:p>
          </table:table-cell>
          <table:table-cell office:value-type="float" office:value="-10.39">
            <text:p>-10.39</text:p>
          </table:table-cell>
          <table:table-cell table:formula="oooc:=([.D12]+100)/100" office:value-type="float" office:value="0.8961">
            <text:p>0.9</text:p>
          </table:table-cell>
          <table:table-cell office:value-type="float" office:value="-2.54">
            <text:p>-2.54</text:p>
          </table:table-cell>
          <table:table-cell table:formula="oooc:=([.F12]+100)/100" office:value-type="float" office:value="0.9746">
            <text:p>0.9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.55">
            <text:p>11.55</text:p>
          </table:table-cell>
          <table:table-cell table:formula="oooc:=([.B13]+100)/100" office:value-type="float" office:value="1.1155">
            <text:p>1.12</text:p>
          </table:table-cell>
          <table:table-cell office:value-type="float" office:value="6.72">
            <text:p>6.72</text:p>
          </table:table-cell>
          <table:table-cell table:formula="oooc:=([.D13]+100)/100" office:value-type="float" office:value="1.0672">
            <text:p>1.07</text:p>
          </table:table-cell>
          <table:table-cell office:value-type="float" office:value="13.78">
            <text:p>13.78</text:p>
          </table:table-cell>
          <table:table-cell table:formula="oooc:=([.F13]+100)/100" office:value-type="float" office:value="1.1378">
            <text:p>1.14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20.51">
            <text:p>20.51</text:p>
          </table:table-cell>
          <table:table-cell table:formula="oooc:=([.B14]+100)/100" office:value-type="float" office:value="1.2051">
            <text:p>1.21</text:p>
          </table:table-cell>
          <table:table-cell office:value-type="float" office:value="-12.01">
            <text:p>-12.01</text:p>
          </table:table-cell>
          <table:table-cell table:formula="oooc:=([.D14]+100)/100" office:value-type="float" office:value="0.8799">
            <text:p>0.88</text:p>
          </table:table-cell>
          <table:table-cell office:value-type="float" office:value="-5.64">
            <text:p>-5.64</text:p>
          </table:table-cell>
          <table:table-cell table:formula="oooc:=([.F14]+100)/100" office:value-type="float" office:value="0.9436">
            <text:p>0.94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-13.84">
            <text:p>-13.84</text:p>
          </table:table-cell>
          <table:table-cell table:formula="oooc:=([.B15]+100)/100" office:value-type="float" office:value="0.8616">
            <text:p>0.86</text:p>
          </table:table-cell>
          <table:table-cell office:value-type="float" office:value="-14.4">
            <text:p>-14.4</text:p>
          </table:table-cell>
          <table:table-cell table:formula="oooc:=([.D15]+100)/100" office:value-type="float" office:value="0.856">
            <text:p>0.86</text:p>
          </table:table-cell>
          <table:table-cell office:value-type="float" office:value="-10.6">
            <text:p>-10.6</text:p>
          </table:table-cell>
          <table:table-cell table:formula="oooc:=([.F15]+100)/100" office:value-type="float" office:value="0.894">
            <text:p>0.89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9.1">
            <text:p>29.1</text:p>
          </table:table-cell>
          <table:table-cell table:formula="oooc:=([.B16]+100)/100" office:value-type="float" office:value="1.291">
            <text:p>1.29</text:p>
          </table:table-cell>
          <table:table-cell office:value-type="float" office:value="16.51">
            <text:p>16.51</text:p>
          </table:table-cell>
          <table:table-cell table:formula="oooc:=([.D16]+100)/100" office:value-type="float" office:value="1.1651">
            <text:p>1.17</text:p>
          </table:table-cell>
          <table:table-cell office:value-type="float" office:value="-15.08">
            <text:p>-15.08</text:p>
          </table:table-cell>
          <table:table-cell table:formula="oooc:=([.F16]+100)/100" office:value-type="float" office:value="0.8492">
            <text:p>0.8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.41">
            <text:p>6.41</text:p>
          </table:table-cell>
          <table:table-cell table:formula="oooc:=([.B17]+100)/100" office:value-type="float" office:value="1.0641">
            <text:p>1.06</text:p>
          </table:table-cell>
          <table:table-cell office:value-type="float" office:value="7.78">
            <text:p>7.78</text:p>
          </table:table-cell>
          <table:table-cell table:formula="oooc:=([.D17]+100)/100" office:value-type="float" office:value="1.0778">
            <text:p>1.08</text:p>
          </table:table-cell>
          <table:table-cell office:value-type="float" office:value="23.05">
            <text:p>23.05</text:p>
          </table:table-cell>
          <table:table-cell table:formula="oooc:=([.F17]+100)/100" office:value-type="float" office:value="1.2305">
            <text:p>1.2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8.37">
            <text:p>8.37</text:p>
          </table:table-cell>
          <table:table-cell table:formula="oooc:=([.B18]+100)/100" office:value-type="float" office:value="1.0837">
            <text:p>1.08</text:p>
          </table:table-cell>
          <table:table-cell office:value-type="float" office:value="7.47">
            <text:p>7.47</text:p>
          </table:table-cell>
          <table:table-cell table:formula="oooc:=([.D18]+100)/100" office:value-type="float" office:value="1.0747">
            <text:p>1.07</text:p>
          </table:table-cell>
          <table:table-cell office:value-type="float" office:value="16.95">
            <text:p>16.95</text:p>
          </table:table-cell>
          <table:table-cell table:formula="oooc:=([.F18]+100)/100" office:value-type="float" office:value="1.1695">
            <text:p>1.17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-4.11">
            <text:p>-4.11</text:p>
          </table:table-cell>
          <table:table-cell table:formula="oooc:=([.B19]+100)/100" office:value-type="float" office:value="0.9589">
            <text:p>0.96</text:p>
          </table:table-cell>
          <table:table-cell office:value-type="float" office:value="0.39">
            <text:p>0.39</text:p>
          </table:table-cell>
          <table:table-cell table:formula="oooc:=([.D19]+100)/100" office:value-type="float" office:value="1.0039">
            <text:p>1</text:p>
          </table:table-cell>
          <table:table-cell office:value-type="float" office:value="-0.08">
            <text:p>-0.08</text:p>
          </table:table-cell>
          <table:table-cell table:formula="oooc:=([.F19]+100)/100" office:value-type="float" office:value="0.9992">
            <text:p>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1.04">
            <text:p>31.04</text:p>
          </table:table-cell>
          <table:table-cell table:formula="oooc:=([.B20]+100)/100" office:value-type="float" office:value="1.3104">
            <text:p>1.31</text:p>
          </table:table-cell>
          <table:table-cell office:value-type="float" office:value="-6.94">
            <text:p>-6.94</text:p>
          </table:table-cell>
          <table:table-cell table:formula="oooc:=([.D20]+100)/100" office:value-type="float" office:value="0.9306">
            <text:p>0.93</text:p>
          </table:table-cell>
          <table:table-cell office:value-type="float" office:value="-3.46">
            <text:p>-3.46</text:p>
          </table:table-cell>
          <table:table-cell table:formula="oooc:=([.F20]+100)/100" office:value-type="float" office:value="0.9654">
            <text:p>0.9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6.25">
            <text:p>16.25</text:p>
          </table:table-cell>
          <table:table-cell table:formula="oooc:=([.B21]+100)/100" office:value-type="float" office:value="1.1625">
            <text:p>1.16</text:p>
          </table:table-cell>
          <table:table-cell office:value-type="float" office:value="-1.86">
            <text:p>-1.86</text:p>
          </table:table-cell>
          <table:table-cell table:formula="oooc:=([.D21]+100)/100" office:value-type="float" office:value="0.9814">
            <text:p>0.98</text:p>
          </table:table-cell>
          <table:table-cell office:value-type="float" office:value="0.22">
            <text:p>0.22</text:p>
          </table:table-cell>
          <table:table-cell table:formula="oooc:=([.F21]+100)/100" office:value-type="float" office:value="1.0022">
            <text:p>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6.07">
            <text:p>26.07</text:p>
          </table:table-cell>
          <table:table-cell table:formula="oooc:=([.B22]+100)/100" office:value-type="float" office:value="1.2607">
            <text:p>1.26</text:p>
          </table:table-cell>
          <table:table-cell office:value-type="float" office:value="-3.73">
            <text:p>-3.73</text:p>
          </table:table-cell>
          <table:table-cell table:formula="oooc:=([.D22]+100)/100" office:value-type="float" office:value="0.9627">
            <text:p>0.96</text:p>
          </table:table-cell>
          <table:table-cell office:value-type="float" office:value="11.14">
            <text:p>11.14</text:p>
          </table:table-cell>
          <table:table-cell table:formula="oooc:=([.F22]+100)/100" office:value-type="float" office:value="1.1114">
            <text:p>1.1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9.41">
            <text:p>19.41</text:p>
          </table:table-cell>
          <table:table-cell table:formula="oooc:=([.B23]+100)/100" office:value-type="float" office:value="1.1941">
            <text:p>1.19</text:p>
          </table:table-cell>
          <table:table-cell office:value-type="float" office:value="-23.29">
            <text:p>-23.29</text:p>
          </table:table-cell>
          <table:table-cell table:formula="oooc:=([.D23]+100)/100" office:value-type="float" office:value="0.7671">
            <text:p>0.77</text:p>
          </table:table-cell>
          <table:table-cell office:value-type="float" office:value="-15.03">
            <text:p>-15.03</text:p>
          </table:table-cell>
          <table:table-cell table:formula="oooc:=([.F23]+100)/100" office:value-type="float" office:value="0.8497">
            <text:p>0.8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0.21">
            <text:p>20.21</text:p>
          </table:table-cell>
          <table:table-cell table:formula="oooc:=([.B24]+100)/100" office:value-type="float" office:value="1.2021">
            <text:p>1.2</text:p>
          </table:table-cell>
          <table:table-cell office:value-type="float" office:value="11.66">
            <text:p>11.66</text:p>
          </table:table-cell>
          <table:table-cell table:formula="oooc:=([.D24]+100)/100" office:value-type="float" office:value="1.1166">
            <text:p>1.12</text:p>
          </table:table-cell>
          <table:table-cell office:value-type="float" office:value="-39.4">
            <text:p>-39.4</text:p>
          </table:table-cell>
          <table:table-cell table:formula="oooc:=([.F24]+100)/100" office:value-type="float" office:value="0.606">
            <text:p>0.6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-16.71">
            <text:p>-16.71</text:p>
          </table:table-cell>
          <table:table-cell table:formula="oooc:=([.B25]+100)/100" office:value-type="float" office:value="0.8329">
            <text:p>0.83</text:p>
          </table:table-cell>
          <table:table-cell office:value-type="float" office:value="-5.69">
            <text:p>-5.69</text:p>
          </table:table-cell>
          <table:table-cell table:formula="oooc:=([.D25]+100)/100" office:value-type="float" office:value="0.9431">
            <text:p>0.94</text:p>
          </table:table-cell>
          <table:table-cell office:value-type="float" office:value="21.39">
            <text:p>21.39</text:p>
          </table:table-cell>
          <table:table-cell table:formula="oooc:=([.F25]+100)/100" office:value-type="float" office:value="1.2139">
            <text:p>1.2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-14.78">
            <text:p>-14.78</text:p>
          </table:table-cell>
          <table:table-cell table:formula="oooc:=([.B26]+100)/100" office:value-type="float" office:value="0.8522">
            <text:p>0.85</text:p>
          </table:table-cell>
          <table:table-cell office:value-type="float" office:value="28.41">
            <text:p>28.41</text:p>
          </table:table-cell>
          <table:table-cell table:formula="oooc:=([.D26]+100)/100" office:value-type="float" office:value="1.2841">
            <text:p>1.28</text:p>
          </table:table-cell>
          <table:table-cell office:value-type="float" office:value="27.24">
            <text:p>27.24</text:p>
          </table:table-cell>
          <table:table-cell table:formula="oooc:=([.F26]+100)/100" office:value-type="float" office:value="1.2724">
            <text:p>1.2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-22.91">
            <text:p>-22.91</text:p>
          </table:table-cell>
          <table:table-cell table:formula="oooc:=([.B27]+100)/100" office:value-type="float" office:value="0.7709">
            <text:p>0.77</text:p>
          </table:table-cell>
          <table:table-cell office:value-type="float" office:value="4.35">
            <text:p>4.35</text:p>
          </table:table-cell>
          <table:table-cell table:formula="oooc:=([.D27]+100)/100" office:value-type="float" office:value="1.0435">
            <text:p>1.04</text:p>
          </table:table-cell>
          <table:table-cell office:value-type="float" office:value="3.71">
            <text:p>3.71</text:p>
          </table:table-cell>
          <table:table-cell table:formula="oooc:=([.F27]+100)/100" office:value-type="float" office:value="1.0371">
            <text:p>1.0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0.74">
            <text:p>30.74</text:p>
          </table:table-cell>
          <table:table-cell table:formula="oooc:=([.B28]+100)/100" office:value-type="float" office:value="1.3074">
            <text:p>1.31</text:p>
          </table:table-cell>
          <table:table-cell office:value-type="float" office:value="28.08">
            <text:p>28.08</text:p>
          </table:table-cell>
          <table:table-cell table:formula="oooc:=([.D28]+100)/100" office:value-type="float" office:value="1.2808">
            <text:p>1.28</text:p>
          </table:table-cell>
          <table:table-cell office:value-type="float" office:value="15.14">
            <text:p>15.14</text:p>
          </table:table-cell>
          <table:table-cell table:formula="oooc:=([.F28]+100)/100" office:value-type="float" office:value="1.1514">
            <text:p>1.1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.69">
            <text:p>10.69</text:p>
          </table:table-cell>
          <table:table-cell table:formula="oooc:=([.B29]+100)/100" office:value-type="float" office:value="1.1069">
            <text:p>1.11</text:p>
          </table:table-cell>
          <table:table-cell office:value-type="float" office:value="6.32">
            <text:p>6.32</text:p>
          </table:table-cell>
          <table:table-cell table:formula="oooc:=([.D29]+100)/100" office:value-type="float" office:value="1.0632">
            <text:p>1.06</text:p>
          </table:table-cell>
          <table:table-cell office:value-type="float" office:value="13.21">
            <text:p>13.21</text:p>
          </table:table-cell>
          <table:table-cell table:formula="oooc:=([.F29]+100)/100" office:value-type="float" office:value="1.1321">
            <text:p>1.1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.21">
            <text:p>3.21</text:p>
          </table:table-cell>
          <table:table-cell table:formula="oooc:=([.B30]+100)/100" office:value-type="float" office:value="1.0321">
            <text:p>1.03</text:p>
          </table:table-cell>
          <table:table-cell office:value-type="float" office:value="-2.7">
            <text:p>-2.7</text:p>
          </table:table-cell>
          <table:table-cell table:formula="oooc:=([.D30]+100)/100" office:value-type="float" office:value="0.973">
            <text:p>0.97</text:p>
          </table:table-cell>
          <table:table-cell office:value-type="float" office:value="3.71">
            <text:p>3.71</text:p>
          </table:table-cell>
          <table:table-cell table:formula="oooc:=([.F30]+100)/100" office:value-type="float" office:value="1.0371">
            <text:p>1.0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.58">
            <text:p>10.58</text:p>
          </table:table-cell>
          <table:table-cell table:formula="oooc:=([.B31]+100)/100" office:value-type="float" office:value="1.1058">
            <text:p>1.11</text:p>
          </table:table-cell>
          <table:table-cell office:value-type="float" office:value="1.04">
            <text:p>1.04</text:p>
          </table:table-cell>
          <table:table-cell table:formula="oooc:=([.D31]+100)/100" office:value-type="float" office:value="1.0104">
            <text:p>1.01</text:p>
          </table:table-cell>
          <table:table-cell office:value-type="float" office:value="11.91">
            <text:p>11.91</text:p>
          </table:table-cell>
          <table:table-cell table:formula="oooc:=([.F31]+100)/100" office:value-type="float" office:value="1.1191">
            <text:p>1.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ooc:=PRODUCT([.C2:.C31])" office:value-type="float" office:value="6.94508991102247">
            <text:p>6.95</text:p>
          </table:table-cell>
          <table:table-cell/>
          <table:table-cell table:formula="oooc:=PRODUCT([.E2:.E31])" office:value-type="float" office:value="2.41044193796139">
            <text:p>2.41</text:p>
          </table:table-cell>
          <table:table-cell/>
          <table:table-cell table:formula="oooc:=PRODUCT([.G2:.G31])" office:value-type="float" office:value="2.70813184593326">
            <text:p>2.71</text:p>
          </table:table-cell>
        </table:table-row>
        <table:table-row table:style-name="ro3">
          <table:table-cell/>
          <table:table-cell office:value-type="string">
            <text:p>CAGR mult</text:p>
          </table:table-cell>
          <table:table-cell table:style-name="ce2" table:formula="oooc:=([.C33]^(1/30))" office:value-type="float" office:value="1.0667334878937">
            <text:p>1.0667</text:p>
          </table:table-cell>
          <table:table-cell table:style-name="ce2"/>
          <table:table-cell table:style-name="ce2" table:formula="oooc:=([.E33]^(1/30))" office:value-type="float" office:value="1.02976127504906">
            <text:p>1.0298</text:p>
          </table:table-cell>
          <table:table-cell table:style-name="ce2"/>
          <table:table-cell table:style-name="ce2" table:formula="oooc:=([.G33]^(1/30))" office:value-type="float" office:value="1.03376619625888">
            <text:p>1.0338</text:p>
          </table:table-cell>
        </table:table-row>
        <table:table-row table:style-name="ro2">
          <table:table-cell/>
          <table:table-cell table:style-name="ce1" office:value-type="string">
            <text:p>Premium:</text:p>
          </table:table-cell>
          <table:table-cell table:style-name="ce3" table:formula="oooc:=([.C34]-1)" office:value-type="percentage" office:value="0.0667334878936963">
            <text:p>6.67%</text:p>
          </table:table-cell>
          <table:table-cell table:style-name="ce4"/>
          <table:table-cell table:style-name="ce3" table:formula="oooc:=([.E34]-1)" office:value-type="percentage" office:value="0.0297612750490641">
            <text:p>2.98%</text:p>
          </table:table-cell>
          <table:table-cell table:style-name="ce4"/>
          <table:table-cell table:style-name="ce3" table:formula="oooc:=([.G34]-1)" office:value-type="percentage" office:value="0.0337661962588831">
            <text:p>3.38%</text:p>
          </table:table-cell>
        </table:table-row>
      </table:table>
      <table:table table:name="20 yea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Rm-Rf</text:p>
          </table:table-cell>
          <table:table-cell office:value-type="string">
            <text:p>Multiplier</text:p>
          </table:table-cell>
          <table:table-cell office:value-type="string">
            <text:p>SMB</text:p>
          </table:table-cell>
          <table:table-cell office:value-type="string">
            <text:p>Multiplier</text:p>
          </table:table-cell>
          <table:table-cell office:value-type="string">
            <text:p>HML</text:p>
          </table:table-cell>
          <table:table-cell office:value-type="string">
            <text:p>Multiplier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-3.51">
            <text:p>-3.51</text:p>
          </table:table-cell>
          <table:table-cell table:formula="oooc:=([.B2]+100)/100" office:value-type="float" office:value="0.9649">
            <text:p>0.96</text:p>
          </table:table-cell>
          <table:table-cell office:value-type="float" office:value="-10.39">
            <text:p>-10.39</text:p>
          </table:table-cell>
          <table:table-cell table:formula="oooc:=([.D2]+100)/100" office:value-type="float" office:value="0.8961">
            <text:p>0.9</text:p>
          </table:table-cell>
          <table:table-cell office:value-type="float" office:value="-2.54">
            <text:p>-2.54</text:p>
          </table:table-cell>
          <table:table-cell table:formula="oooc:=([.F2]+100)/100" office:value-type="float" office:value="0.9746">
            <text:p>0.9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.55">
            <text:p>11.55</text:p>
          </table:table-cell>
          <table:table-cell table:formula="oooc:=([.B3]+100)/100" office:value-type="float" office:value="1.1155">
            <text:p>1.12</text:p>
          </table:table-cell>
          <table:table-cell office:value-type="float" office:value="6.72">
            <text:p>6.72</text:p>
          </table:table-cell>
          <table:table-cell table:formula="oooc:=([.D3]+100)/100" office:value-type="float" office:value="1.0672">
            <text:p>1.07</text:p>
          </table:table-cell>
          <table:table-cell office:value-type="float" office:value="13.78">
            <text:p>13.78</text:p>
          </table:table-cell>
          <table:table-cell table:formula="oooc:=([.F3]+100)/100" office:value-type="float" office:value="1.1378">
            <text:p>1.14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20.51">
            <text:p>20.51</text:p>
          </table:table-cell>
          <table:table-cell table:formula="oooc:=([.B4]+100)/100" office:value-type="float" office:value="1.2051">
            <text:p>1.21</text:p>
          </table:table-cell>
          <table:table-cell office:value-type="float" office:value="-12.01">
            <text:p>-12.01</text:p>
          </table:table-cell>
          <table:table-cell table:formula="oooc:=([.D4]+100)/100" office:value-type="float" office:value="0.8799">
            <text:p>0.88</text:p>
          </table:table-cell>
          <table:table-cell office:value-type="float" office:value="-5.64">
            <text:p>-5.64</text:p>
          </table:table-cell>
          <table:table-cell table:formula="oooc:=([.F4]+100)/100" office:value-type="float" office:value="0.9436">
            <text:p>0.94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-13.84">
            <text:p>-13.84</text:p>
          </table:table-cell>
          <table:table-cell table:formula="oooc:=([.B5]+100)/100" office:value-type="float" office:value="0.8616">
            <text:p>0.86</text:p>
          </table:table-cell>
          <table:table-cell office:value-type="float" office:value="-14.4">
            <text:p>-14.4</text:p>
          </table:table-cell>
          <table:table-cell table:formula="oooc:=([.D5]+100)/100" office:value-type="float" office:value="0.856">
            <text:p>0.86</text:p>
          </table:table-cell>
          <table:table-cell office:value-type="float" office:value="-10.6">
            <text:p>-10.6</text:p>
          </table:table-cell>
          <table:table-cell table:formula="oooc:=([.F5]+100)/100" office:value-type="float" office:value="0.894">
            <text:p>0.89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9.1">
            <text:p>29.1</text:p>
          </table:table-cell>
          <table:table-cell table:formula="oooc:=([.B6]+100)/100" office:value-type="float" office:value="1.291">
            <text:p>1.29</text:p>
          </table:table-cell>
          <table:table-cell office:value-type="float" office:value="16.51">
            <text:p>16.51</text:p>
          </table:table-cell>
          <table:table-cell table:formula="oooc:=([.D6]+100)/100" office:value-type="float" office:value="1.1651">
            <text:p>1.17</text:p>
          </table:table-cell>
          <table:table-cell office:value-type="float" office:value="-15.08">
            <text:p>-15.08</text:p>
          </table:table-cell>
          <table:table-cell table:formula="oooc:=([.F6]+100)/100" office:value-type="float" office:value="0.8492">
            <text:p>0.8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.41">
            <text:p>6.41</text:p>
          </table:table-cell>
          <table:table-cell table:formula="oooc:=([.B7]+100)/100" office:value-type="float" office:value="1.0641">
            <text:p>1.06</text:p>
          </table:table-cell>
          <table:table-cell office:value-type="float" office:value="7.78">
            <text:p>7.78</text:p>
          </table:table-cell>
          <table:table-cell table:formula="oooc:=([.D7]+100)/100" office:value-type="float" office:value="1.0778">
            <text:p>1.08</text:p>
          </table:table-cell>
          <table:table-cell office:value-type="float" office:value="23.05">
            <text:p>23.05</text:p>
          </table:table-cell>
          <table:table-cell table:formula="oooc:=([.F7]+100)/100" office:value-type="float" office:value="1.2305">
            <text:p>1.2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8.37">
            <text:p>8.37</text:p>
          </table:table-cell>
          <table:table-cell table:formula="oooc:=([.B8]+100)/100" office:value-type="float" office:value="1.0837">
            <text:p>1.08</text:p>
          </table:table-cell>
          <table:table-cell office:value-type="float" office:value="7.47">
            <text:p>7.47</text:p>
          </table:table-cell>
          <table:table-cell table:formula="oooc:=([.D8]+100)/100" office:value-type="float" office:value="1.0747">
            <text:p>1.07</text:p>
          </table:table-cell>
          <table:table-cell office:value-type="float" office:value="16.95">
            <text:p>16.95</text:p>
          </table:table-cell>
          <table:table-cell table:formula="oooc:=([.F8]+100)/100" office:value-type="float" office:value="1.1695">
            <text:p>1.17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-4.11">
            <text:p>-4.11</text:p>
          </table:table-cell>
          <table:table-cell table:formula="oooc:=([.B9]+100)/100" office:value-type="float" office:value="0.9589">
            <text:p>0.96</text:p>
          </table:table-cell>
          <table:table-cell office:value-type="float" office:value="0.39">
            <text:p>0.39</text:p>
          </table:table-cell>
          <table:table-cell table:formula="oooc:=([.D9]+100)/100" office:value-type="float" office:value="1.0039">
            <text:p>1</text:p>
          </table:table-cell>
          <table:table-cell office:value-type="float" office:value="-0.08">
            <text:p>-0.08</text:p>
          </table:table-cell>
          <table:table-cell table:formula="oooc:=([.F9]+100)/100" office:value-type="float" office:value="0.9992">
            <text:p>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1.04">
            <text:p>31.04</text:p>
          </table:table-cell>
          <table:table-cell table:formula="oooc:=([.B10]+100)/100" office:value-type="float" office:value="1.3104">
            <text:p>1.31</text:p>
          </table:table-cell>
          <table:table-cell office:value-type="float" office:value="-6.94">
            <text:p>-6.94</text:p>
          </table:table-cell>
          <table:table-cell table:formula="oooc:=([.D10]+100)/100" office:value-type="float" office:value="0.9306">
            <text:p>0.93</text:p>
          </table:table-cell>
          <table:table-cell office:value-type="float" office:value="-3.46">
            <text:p>-3.46</text:p>
          </table:table-cell>
          <table:table-cell table:formula="oooc:=([.F10]+100)/100" office:value-type="float" office:value="0.9654">
            <text:p>0.9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6.25">
            <text:p>16.25</text:p>
          </table:table-cell>
          <table:table-cell table:formula="oooc:=([.B11]+100)/100" office:value-type="float" office:value="1.1625">
            <text:p>1.16</text:p>
          </table:table-cell>
          <table:table-cell office:value-type="float" office:value="-1.86">
            <text:p>-1.86</text:p>
          </table:table-cell>
          <table:table-cell table:formula="oooc:=([.D11]+100)/100" office:value-type="float" office:value="0.9814">
            <text:p>0.98</text:p>
          </table:table-cell>
          <table:table-cell office:value-type="float" office:value="0.22">
            <text:p>0.22</text:p>
          </table:table-cell>
          <table:table-cell table:formula="oooc:=([.F11]+100)/100" office:value-type="float" office:value="1.0022">
            <text:p>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6.07">
            <text:p>26.07</text:p>
          </table:table-cell>
          <table:table-cell table:formula="oooc:=([.B12]+100)/100" office:value-type="float" office:value="1.2607">
            <text:p>1.26</text:p>
          </table:table-cell>
          <table:table-cell office:value-type="float" office:value="-3.73">
            <text:p>-3.73</text:p>
          </table:table-cell>
          <table:table-cell table:formula="oooc:=([.D12]+100)/100" office:value-type="float" office:value="0.9627">
            <text:p>0.96</text:p>
          </table:table-cell>
          <table:table-cell office:value-type="float" office:value="11.14">
            <text:p>11.14</text:p>
          </table:table-cell>
          <table:table-cell table:formula="oooc:=([.F12]+100)/100" office:value-type="float" office:value="1.1114">
            <text:p>1.1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9.41">
            <text:p>19.41</text:p>
          </table:table-cell>
          <table:table-cell table:formula="oooc:=([.B13]+100)/100" office:value-type="float" office:value="1.1941">
            <text:p>1.19</text:p>
          </table:table-cell>
          <table:table-cell office:value-type="float" office:value="-23.29">
            <text:p>-23.29</text:p>
          </table:table-cell>
          <table:table-cell table:formula="oooc:=([.D13]+100)/100" office:value-type="float" office:value="0.7671">
            <text:p>0.77</text:p>
          </table:table-cell>
          <table:table-cell office:value-type="float" office:value="-15.03">
            <text:p>-15.03</text:p>
          </table:table-cell>
          <table:table-cell table:formula="oooc:=([.F13]+100)/100" office:value-type="float" office:value="0.8497">
            <text:p>0.8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0.21">
            <text:p>20.21</text:p>
          </table:table-cell>
          <table:table-cell table:formula="oooc:=([.B14]+100)/100" office:value-type="float" office:value="1.2021">
            <text:p>1.2</text:p>
          </table:table-cell>
          <table:table-cell office:value-type="float" office:value="11.66">
            <text:p>11.66</text:p>
          </table:table-cell>
          <table:table-cell table:formula="oooc:=([.D14]+100)/100" office:value-type="float" office:value="1.1166">
            <text:p>1.12</text:p>
          </table:table-cell>
          <table:table-cell office:value-type="float" office:value="-39.4">
            <text:p>-39.4</text:p>
          </table:table-cell>
          <table:table-cell table:formula="oooc:=([.F14]+100)/100" office:value-type="float" office:value="0.606">
            <text:p>0.6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-16.71">
            <text:p>-16.71</text:p>
          </table:table-cell>
          <table:table-cell table:formula="oooc:=([.B15]+100)/100" office:value-type="float" office:value="0.8329">
            <text:p>0.83</text:p>
          </table:table-cell>
          <table:table-cell office:value-type="float" office:value="-5.69">
            <text:p>-5.69</text:p>
          </table:table-cell>
          <table:table-cell table:formula="oooc:=([.D15]+100)/100" office:value-type="float" office:value="0.9431">
            <text:p>0.94</text:p>
          </table:table-cell>
          <table:table-cell office:value-type="float" office:value="21.39">
            <text:p>21.39</text:p>
          </table:table-cell>
          <table:table-cell table:formula="oooc:=([.F15]+100)/100" office:value-type="float" office:value="1.2139">
            <text:p>1.2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-14.78">
            <text:p>-14.78</text:p>
          </table:table-cell>
          <table:table-cell table:formula="oooc:=([.B16]+100)/100" office:value-type="float" office:value="0.8522">
            <text:p>0.85</text:p>
          </table:table-cell>
          <table:table-cell office:value-type="float" office:value="28.41">
            <text:p>28.41</text:p>
          </table:table-cell>
          <table:table-cell table:formula="oooc:=([.D16]+100)/100" office:value-type="float" office:value="1.2841">
            <text:p>1.28</text:p>
          </table:table-cell>
          <table:table-cell office:value-type="float" office:value="27.24">
            <text:p>27.24</text:p>
          </table:table-cell>
          <table:table-cell table:formula="oooc:=([.F16]+100)/100" office:value-type="float" office:value="1.2724">
            <text:p>1.2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-22.91">
            <text:p>-22.91</text:p>
          </table:table-cell>
          <table:table-cell table:formula="oooc:=([.B17]+100)/100" office:value-type="float" office:value="0.7709">
            <text:p>0.77</text:p>
          </table:table-cell>
          <table:table-cell office:value-type="float" office:value="4.35">
            <text:p>4.35</text:p>
          </table:table-cell>
          <table:table-cell table:formula="oooc:=([.D17]+100)/100" office:value-type="float" office:value="1.0435">
            <text:p>1.04</text:p>
          </table:table-cell>
          <table:table-cell office:value-type="float" office:value="3.71">
            <text:p>3.71</text:p>
          </table:table-cell>
          <table:table-cell table:formula="oooc:=([.F17]+100)/100" office:value-type="float" office:value="1.0371">
            <text:p>1.0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0.74">
            <text:p>30.74</text:p>
          </table:table-cell>
          <table:table-cell table:formula="oooc:=([.B18]+100)/100" office:value-type="float" office:value="1.3074">
            <text:p>1.31</text:p>
          </table:table-cell>
          <table:table-cell office:value-type="float" office:value="28.08">
            <text:p>28.08</text:p>
          </table:table-cell>
          <table:table-cell table:formula="oooc:=([.D18]+100)/100" office:value-type="float" office:value="1.2808">
            <text:p>1.28</text:p>
          </table:table-cell>
          <table:table-cell office:value-type="float" office:value="15.14">
            <text:p>15.14</text:p>
          </table:table-cell>
          <table:table-cell table:formula="oooc:=([.F18]+100)/100" office:value-type="float" office:value="1.1514">
            <text:p>1.1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.69">
            <text:p>10.69</text:p>
          </table:table-cell>
          <table:table-cell table:formula="oooc:=([.B19]+100)/100" office:value-type="float" office:value="1.1069">
            <text:p>1.11</text:p>
          </table:table-cell>
          <table:table-cell office:value-type="float" office:value="6.32">
            <text:p>6.32</text:p>
          </table:table-cell>
          <table:table-cell table:formula="oooc:=([.D19]+100)/100" office:value-type="float" office:value="1.0632">
            <text:p>1.06</text:p>
          </table:table-cell>
          <table:table-cell office:value-type="float" office:value="13.21">
            <text:p>13.21</text:p>
          </table:table-cell>
          <table:table-cell table:formula="oooc:=([.F19]+100)/100" office:value-type="float" office:value="1.1321">
            <text:p>1.1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.21">
            <text:p>3.21</text:p>
          </table:table-cell>
          <table:table-cell table:formula="oooc:=([.B20]+100)/100" office:value-type="float" office:value="1.0321">
            <text:p>1.03</text:p>
          </table:table-cell>
          <table:table-cell office:value-type="float" office:value="-2.7">
            <text:p>-2.7</text:p>
          </table:table-cell>
          <table:table-cell table:formula="oooc:=([.D20]+100)/100" office:value-type="float" office:value="0.973">
            <text:p>0.97</text:p>
          </table:table-cell>
          <table:table-cell office:value-type="float" office:value="3.71">
            <text:p>3.71</text:p>
          </table:table-cell>
          <table:table-cell table:formula="oooc:=([.F20]+100)/100" office:value-type="float" office:value="1.0371">
            <text:p>1.0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.58">
            <text:p>10.58</text:p>
          </table:table-cell>
          <table:table-cell table:formula="oooc:=([.B21]+100)/100" office:value-type="float" office:value="1.1058">
            <text:p>1.11</text:p>
          </table:table-cell>
          <table:table-cell office:value-type="float" office:value="1.04">
            <text:p>1.04</text:p>
          </table:table-cell>
          <table:table-cell table:formula="oooc:=([.D21]+100)/100" office:value-type="float" office:value="1.0104">
            <text:p>1.01</text:p>
          </table:table-cell>
          <table:table-cell office:value-type="float" office:value="11.91">
            <text:p>11.91</text:p>
          </table:table-cell>
          <table:table-cell table:formula="oooc:=([.F21]+100)/100" office:value-type="float" office:value="1.1191">
            <text:p>1.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ooc:=PRODUCT([.C2:.C21])" office:value-type="float" office:value="3.97474524871897">
            <text:p>3.97</text:p>
          </table:table-cell>
          <table:table-cell/>
          <table:table-cell table:formula="oooc:=PRODUCT([.E2:.E21])" office:value-type="float" office:value="1.24333926701191">
            <text:p>1.24</text:p>
          </table:table-cell>
          <table:table-cell/>
          <table:table-cell table:formula="oooc:=PRODUCT([.G2:.G21])" office:value-type="float" office:value="1.53271046233766">
            <text:p>1.53</text:p>
          </table:table-cell>
        </table:table-row>
        <table:table-row table:style-name="ro3">
          <table:table-cell/>
          <table:table-cell office:value-type="string">
            <text:p>CAGR mult</text:p>
          </table:table-cell>
          <table:table-cell table:style-name="ce2" table:formula="oooc:=([.C23]^(1/20))" office:value-type="float" office:value="1.07143410151111">
            <text:p>1.0714</text:p>
          </table:table-cell>
          <table:table-cell table:style-name="ce2"/>
          <table:table-cell table:style-name="ce2" table:formula="oooc:=([.E23]^(1/20))" office:value-type="float" office:value="1.01094954814328">
            <text:p>1.0109</text:p>
          </table:table-cell>
          <table:table-cell table:style-name="ce2"/>
          <table:table-cell table:style-name="ce2" table:formula="oooc:=([.G23]^(1/20))" office:value-type="float" office:value="1.02158146820917">
            <text:p>1.0216</text:p>
          </table:table-cell>
        </table:table-row>
        <table:table-row table:style-name="ro2">
          <table:table-cell/>
          <table:table-cell table:style-name="ce1" office:value-type="string">
            <text:p>Premium:</text:p>
          </table:table-cell>
          <table:table-cell table:style-name="ce3" table:formula="oooc:=([.C24]-1)" office:value-type="percentage" office:value="0.0714341015111071">
            <text:p>7.14%</text:p>
          </table:table-cell>
          <table:table-cell table:style-name="ce4"/>
          <table:table-cell table:style-name="ce3" table:formula="oooc:=([.E24]-1)" office:value-type="percentage" office:value="0.0109495481432811">
            <text:p>1.09%</text:p>
          </table:table-cell>
          <table:table-cell table:style-name="ce4"/>
          <table:table-cell table:style-name="ce3" table:formula="oooc:=([.G24]-1)" office:value-type="percentage" office:value="0.0215814682091693">
            <text:p>2.16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percentage-style style:name="N108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7">07/27/2007</text:date>, <text:time>19:3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7-27T12:11:10</meta:creation-date>
    <dc:date>2007-07-27T19:38:46</dc:date>
    <dc:language>en-US</dc:language>
    <meta:editing-cycles>8</meta:editing-cycles>
    <meta:editing-duration>PT37M52S</meta:editing-duration>
    <meta:user-defined meta:name="Info 1"/>
    <meta:user-defined meta:name="Info 2"/>
    <meta:user-defined meta:name="Info 3"/>
    <meta:user-defined meta:name="Info 4"/>
    <meta:document-statistic meta:table-count="4" meta:cell-count="1262"/>
  </office:meta>
</office:document-meta>
</file>